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3917in" svg:height="2.489in" svg:x="6.5201in" svg:y="0.0394in">
            <draw:object draw:notify-on-update-of-ranges="Sheet1.E1:Sheet1.E2 Sheet1.F1:Sheet1.F2 Sheet1.G1:Sheet1.G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9.9118in" svg:height="4.7055in" svg:x="6.5201in" svg:y="2.5878in">
            <draw:object draw:notify-on-update-of-ranges="Sheet1.E3:Sheet1.E14 Sheet1.F3:Sheet1.F14 Sheet1.G3:Sheet1.G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9.9287in" svg:height="7.0071in" svg:x="6.6441in" svg:y="7.35in">
            <draw:object draw:notify-on-update-of-ranges="Sheet1.E15:Sheet1.E26 Sheet1.F15:Sheet1.F26 Sheet1.G15:Sheet1.G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  <table:table-cell/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  <table:table-cell/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</table:table-row>
        <table:table-row table:style-name="ro1"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  <table:table-cell/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  <table:table-cell/>
          <table:table-cell office:value-type="string">
            <text:p>atax</text:p>
          </table:table-cell>
          <table:table-cell office:value-type="float" office:value="1.241698">
            <text:p>1.241698</text:p>
          </table:table-cell>
          <table:table-cell office:value-type="float" office:value="1.997713">
            <text:p>1.997713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1.20727">
            <text:p>1.20727</text:p>
          </table:table-cell>
          <table:table-cell office:value-type="float" office:value="1.084525">
            <text:p>1.084525</text:p>
          </table:table-cell>
          <table:table-cell/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  <table:table-cell/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  <table:table-cell/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  <table:table-cell/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1.712113">
            <text:p>1.712113</text:p>
          </table:table-cell>
          <table:table-cell office:value-type="float" office:value="1.668856">
            <text:p>1.668856</text:p>
          </table:table-cell>
          <table:table-cell/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  <table:table-cell/>
          <table:table-cell office:value-type="string">
            <text:p>mvt</text:p>
          </table:table-cell>
          <table:table-cell office:value-type="float" office:value="4.739074">
            <text:p>4.739074</text:p>
          </table:table-cell>
          <table:table-cell office:value-type="float" office:value="1.997976">
            <text:p>1.997976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  <table:table-cell/>
          <table:table-cell office:value-type="string">
            <text:p>gemver</text:p>
          </table:table-cell>
          <table:table-cell office:value-type="float" office:value="5.912938">
            <text:p>5.912938</text:p>
          </table:table-cell>
          <table:table-cell office:value-type="float" office:value="3.187945">
            <text:p>3.187945</text:p>
          </table:table-cell>
        </table:table-row>
        <table:table-row table:style-name="ro1"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  <table:table-cell/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  <table:table-cell/>
          <table:table-cell office:value-type="string">
            <text:p>doitgen</text:p>
          </table:table-cell>
          <table:table-cell office:value-type="float" office:value="15.047639">
            <text:p>15.047639</text:p>
          </table:table-cell>
          <table:table-cell office:value-type="float" office:value="8.157245">
            <text:p>8.157245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  <table:table-cell/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4.306597">
            <text:p>4.306597</text:p>
          </table:table-cell>
          <table:table-cell office:value-type="float" office:value="4.667684">
            <text:p>4.667684</text:p>
          </table:table-cell>
          <table:table-cell/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2.133524">
            <text:p>2.133524</text:p>
          </table:table-cell>
          <table:table-cell office:value-type="float" office:value="3.371307">
            <text:p>3.371307</text:p>
          </table:table-cell>
          <table:table-cell/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1.185694">
            <text:p>21.185694</text:p>
          </table:table-cell>
          <table:table-cell office:value-type="float" office:value="21.483047">
            <text:p>21.483047</text:p>
          </table:table-cell>
          <table:table-cell/>
          <table:table-cell office:value-type="string">
            <text:p>trmm</text:p>
          </table:table-cell>
          <table:table-cell office:value-type="float" office:value="30.581192">
            <text:p>30.581192</text:p>
          </table:table-cell>
          <table:table-cell office:value-type="float" office:value="50.99148">
            <text:p>50.99148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23.247046">
            <text:p>23.247046</text:p>
          </table:table-cell>
          <table:table-cell office:value-type="float" office:value="23.657105">
            <text:p>23.657105</text:p>
          </table:table-cell>
          <table:table-cell/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  <table:table-cell/>
          <table:table-cell office:value-type="string">
            <text:p>syrk</text:p>
          </table:table-cell>
          <table:table-cell office:value-type="float" office:value="62.004363">
            <text:p>62.004363</text:p>
          </table:table-cell>
          <table:table-cell office:value-type="float" office:value="37.344749">
            <text:p>37.344749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95648">
            <text:p>0.095648</text:p>
          </table:table-cell>
          <table:table-cell office:value-type="float" office:value="0.088147">
            <text:p>0.088147</text:p>
          </table:table-cell>
          <table:table-cell/>
          <table:table-cell office:value-type="string">
            <text:p>covariance</text:p>
          </table:table-cell>
          <table:table-cell office:value-type="float" office:value="63.647125">
            <text:p>63.647125</text:p>
          </table:table-cell>
          <table:table-cell office:value-type="float" office:value="15.790936">
            <text:p>15.790936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35.723412">
            <text:p>35.723412</text:p>
          </table:table-cell>
          <table:table-cell office:value-type="float" office:value="54.825221">
            <text:p>54.825221</text:p>
          </table:table-cell>
          <table:table-cell/>
          <table:table-cell office:value-type="string">
            <text:p>floyd-warshall</text:p>
          </table:table-cell>
          <table:table-cell office:value-type="float" office:value="75.868337">
            <text:p>75.868337</text:p>
          </table:table-cell>
          <table:table-cell office:value-type="float" office:value="75.927289">
            <text:p>75.927289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16.810833">
            <text:p>16.810833</text:p>
          </table:table-cell>
          <table:table-cell office:value-type="float" office:value="4.840081">
            <text:p>4.840081</text:p>
          </table:table-cell>
          <table:table-cell/>
          <table:table-cell office:value-type="string">
            <text:p>syr2k</text:p>
          </table:table-cell>
          <table:table-cell office:value-type="float" office:value="129.565937">
            <text:p>129.565937</text:p>
          </table:table-cell>
          <table:table-cell office:value-type="float" office:value="82.622636">
            <text:p>82.622636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12.288552">
            <text:p>12.288552</text:p>
          </table:table-cell>
          <table:table-cell office:value-type="float" office:value="11.949039">
            <text:p>11.949039</text:p>
          </table:table-cell>
          <table:table-cell/>
          <table:table-cell office:value-type="string">
            <text:p>gemm</text:p>
          </table:table-cell>
          <table:table-cell office:value-type="float" office:value="221.37683">
            <text:p>221.37683</text:p>
          </table:table-cell>
          <table:table-cell office:value-type="float" office:value="68.862869">
            <text:p>68.862869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44367">
            <text:p>0.044367</text:p>
          </table:table-cell>
          <table:table-cell office:value-type="float" office:value="0.032413">
            <text:p>0.032413</text:p>
          </table:table-cell>
          <table:table-cell/>
          <table:table-cell office:value-type="string">
            <text:p>symm</text:p>
          </table:table-cell>
          <table:table-cell office:value-type="float" office:value="292.761597">
            <text:p>292.761597</text:p>
          </table:table-cell>
          <table:table-cell office:value-type="float" office:value="287.981556">
            <text:p>287.981556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2.434564">
            <text:p>2.434564</text:p>
          </table:table-cell>
          <table:table-cell office:value-type="float" office:value="0.971846">
            <text:p>0.971846</text:p>
          </table:table-cell>
          <table:table-cell/>
          <table:table-cell office:value-type="string">
            <text:p>2mm</text:p>
          </table:table-cell>
          <table:table-cell office:value-type="float" office:value="441.030907">
            <text:p>441.030907</text:p>
          </table:table-cell>
          <table:table-cell office:value-type="float" office:value="138.353714">
            <text:p>138.353714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2.334995">
            <text:p>2.334995</text:p>
          </table:table-cell>
          <table:table-cell office:value-type="float" office:value="1.714665">
            <text:p>1.714665</text:p>
          </table:table-cell>
          <table:table-cell/>
          <table:table-cell office:value-type="string">
            <text:p>3mm</text:p>
          </table:table-cell>
          <table:table-cell office:value-type="float" office:value="657.055415">
            <text:p>657.055415</text:p>
          </table:table-cell>
          <table:table-cell office:value-type="float" office:value="206.652214">
            <text:p>206.652214</text:p>
          </table:table-cell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shapes>
          <draw:frame draw:z-index="0" draw:style-name="gr1" svg:width="13.9551in" svg:height="3.5429in" svg:x="5.6094in" svg:y="0in">
            <draw:object draw:notify-on-update-of-ranges="Sheet2.A4:Sheet2.A29 Sheet2.D3:Sheet2.D3 Sheet2.D4:Sheet2.D29 Sheet2.E3:Sheet2.E3 Sheet2.E4:Sheet2.E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3.0335in" svg:height="3.5429in" svg:x="5.5555in" svg:y="5.5925in">
            <draw:object draw:notify-on-update-of-ranges="Sheet2.A35:Sheet2.A35 Sheet2.A36:Sheet2.A61 Sheet2.D35:Sheet2.D35 Sheet2.D36:Sheet2.D61 Sheet2.E35:Sheet2.E35 Sheet2.E36:Sheet2.E6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small data size, tile size=3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on BG2 (unit: ms)</text:p>
          </table:table-cell>
          <table:table-cell/>
          <table:table-cell office:value-type="string">
            <text:p>Speedup</text:p>
          </table:table-cell>
          <table:table-cell/>
        </table:table-row>
        <table:table-row table:style-name="ro1">
          <table:table-cell/>
          <table:table-cell office:value-type="string">
            <text:p>Clang -O3</text:p>
          </table:table-cell>
          <table:table-cell office:value-type="string">
            <text:p>polly</text:p>
          </table:table-cell>
          <table:table-cell office:value-type="string">
            <text:p>Clang -O3</text:p>
          </table:table-cell>
          <table:table-cell office:value-type="string">
            <text:p>polly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0.236482">
            <text:p>0.236482</text:p>
          </table:table-cell>
          <table:table-cell office:value-type="float" office:value="0.127862">
            <text:p>0.127862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1.84950962756722">
            <text:p>1.8495096276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0.353653">
            <text:p>0.353653</text:p>
          </table:table-cell>
          <table:table-cell office:value-type="float" office:value="0.185052">
            <text:p>0.185052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1.91110066359726">
            <text:p>1.9111006636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1.641798">
            <text:p>1.641798</text:p>
          </table:table-cell>
          <table:table-cell office:value-type="float" office:value="1.735185">
            <text:p>1.735185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0.946180378461086">
            <text:p>0.9461803785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0.017076">
            <text:p>0.017076</text:p>
          </table:table-cell>
          <table:table-cell office:value-type="float" office:value="0.029569">
            <text:p>0.029569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0.577496702627752">
            <text:p>0.5774967026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0.016783">
            <text:p>0.016783</text:p>
          </table:table-cell>
          <table:table-cell office:value-type="float" office:value="0.016871">
            <text:p>0.016871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0.994783948787861">
            <text:p>0.9947839488</text:p>
          </table:table-cell>
        </table:table-row>
        <table:table-row table:style-name="ro2">
          <table:table-cell office:value-type="string">
            <text:p>covariance</text:p>
          </table:table-cell>
          <table:table-cell office:value-type="float" office:value="5.664247">
            <text:p>5.664247</text:p>
          </table:table-cell>
          <table:table-cell office:value-type="float" office:value="1.763275">
            <text:p>1.763275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3.21234464278119">
            <text:p>3.2123446428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0.022786">
            <text:p>0.022786</text:p>
          </table:table-cell>
          <table:table-cell office:value-type="float" office:value="0.024364">
            <text:p>0.024364</text:p>
          </table:table-cell>
          <table:table-cell table:formula="of:=[.B10]/[.B10]" office:value-type="float" office:value="1">
            <text:p>1</text:p>
          </table:table-cell>
          <table:table-cell table:formula="of:=[.B10]/[.C10]" office:value-type="float" office:value="0.935232309965523">
            <text:p>0.93523231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0.01493">
            <text:p>0.01493</text:p>
          </table:table-cell>
          <table:table-cell office:value-type="float" office:value="0.014973">
            <text:p>0.014973</text:p>
          </table:table-cell>
          <table:table-cell table:formula="of:=[.B11]/[.B11]" office:value-type="float" office:value="1">
            <text:p>1</text:p>
          </table:table-cell>
          <table:table-cell table:formula="of:=[.B11]/[.C11]" office:value-type="float" office:value="0.997128164028585">
            <text:p>0.997128164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0.023119">
            <text:p>0.023119</text:p>
          </table:table-cell>
          <table:table-cell office:value-type="float" office:value="0.035804">
            <text:p>0.035804</text:p>
          </table:table-cell>
          <table:table-cell table:formula="of:=[.B12]/[.B12]" office:value-type="float" office:value="1">
            <text:p>1</text:p>
          </table:table-cell>
          <table:table-cell table:formula="of:=[.B12]/[.C12]" office:value-type="float" office:value="0.645709976538934">
            <text:p>0.6457099765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0.856102">
            <text:p>0.856102</text:p>
          </table:table-cell>
          <table:table-cell office:value-type="float" office:value="0.257027">
            <text:p>0.257027</text:p>
          </table:table-cell>
          <table:table-cell table:formula="of:=[.B13]/[.B13]" office:value-type="float" office:value="1">
            <text:p>1</text:p>
          </table:table-cell>
          <table:table-cell table:formula="of:=[.B13]/[.C13]" office:value-type="float" office:value="3.33078625980928">
            <text:p>3.3307862598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0.176757">
            <text:p>0.176757</text:p>
          </table:table-cell>
          <table:table-cell office:value-type="float" office:value="0.18041">
            <text:p>0.18041</text:p>
          </table:table-cell>
          <table:table-cell table:formula="of:=[.B14]/[.B14]" office:value-type="float" office:value="1">
            <text:p>1</text:p>
          </table:table-cell>
          <table:table-cell table:formula="of:=[.B14]/[.C14]" office:value-type="float" office:value="0.979751676736323">
            <text:p>0.9797516767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0.071126">
            <text:p>0.071126</text:p>
          </table:table-cell>
          <table:table-cell office:value-type="float" office:value="0.070908">
            <text:p>0.070908</text:p>
          </table:table-cell>
          <table:table-cell table:formula="of:=[.B15]/[.B15]" office:value-type="float" office:value="1">
            <text:p>1</text:p>
          </table:table-cell>
          <table:table-cell table:formula="of:=[.B15]/[.C15]" office:value-type="float" office:value="1.00307440627292">
            <text:p>1.0030744063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0.11831">
            <text:p>0.11831</text:p>
          </table:table-cell>
          <table:table-cell office:value-type="float" office:value="0.065714">
            <text:p>0.065714</text:p>
          </table:table-cell>
          <table:table-cell table:formula="of:=[.B16]/[.B16]" office:value-type="float" office:value="1">
            <text:p>1</text:p>
          </table:table-cell>
          <table:table-cell table:formula="of:=[.B16]/[.C16]" office:value-type="float" office:value="1.80037739294519">
            <text:p>1.8003773929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0.050341">
            <text:p>0.050341</text:p>
          </table:table-cell>
          <table:table-cell office:value-type="float" office:value="0.047139">
            <text:p>0.047139</text:p>
          </table:table-cell>
          <table:table-cell table:formula="of:=[.B17]/[.B17]" office:value-type="float" office:value="1">
            <text:p>1</text:p>
          </table:table-cell>
          <table:table-cell table:formula="of:=[.B17]/[.C17]" office:value-type="float" office:value="1.06792676976601">
            <text:p>1.0679267698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0.027078">
            <text:p>0.027078</text:p>
          </table:table-cell>
          <table:table-cell office:value-type="float" office:value="0.026533">
            <text:p>0.026533</text:p>
          </table:table-cell>
          <table:table-cell table:formula="of:=[.B18]/[.B18]" office:value-type="float" office:value="1">
            <text:p>1</text:p>
          </table:table-cell>
          <table:table-cell table:formula="of:=[.B18]/[.C18]" office:value-type="float" office:value="1.02054045905099">
            <text:p>1.0205404591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00329">
            <text:p>0.000329</text:p>
          </table:table-cell>
          <table:table-cell office:value-type="float" office:value="0.00039">
            <text:p>0.00039</text:p>
          </table:table-cell>
          <table:table-cell table:formula="of:=[.B19]/[.B19]" office:value-type="float" office:value="1">
            <text:p>1</text:p>
          </table:table-cell>
          <table:table-cell table:formula="of:=[.B19]/[.C19]" office:value-type="float" office:value="0.843589743589743">
            <text:p>0.8435897436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0.295675">
            <text:p>0.295675</text:p>
          </table:table-cell>
          <table:table-cell office:value-type="float" office:value="0.122781">
            <text:p>0.122781</text:p>
          </table:table-cell>
          <table:table-cell table:formula="of:=[.B20]/[.B20]" office:value-type="float" office:value="1">
            <text:p>1</text:p>
          </table:table-cell>
          <table:table-cell table:formula="of:=[.B20]/[.C20]" office:value-type="float" office:value="2.40814946938044">
            <text:p>2.4081494694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0.016949">
            <text:p>0.016949</text:p>
          </table:table-cell>
          <table:table-cell office:value-type="float" office:value="0.017504">
            <text:p>0.017504</text:p>
          </table:table-cell>
          <table:table-cell table:formula="of:=[.B21]/[.B21]" office:value-type="float" office:value="1">
            <text:p>1</text:p>
          </table:table-cell>
          <table:table-cell table:formula="of:=[.B21]/[.C21]" office:value-type="float" office:value="0.968292961608775">
            <text:p>0.9682929616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0.011258">
            <text:p>0.011258</text:p>
          </table:table-cell>
          <table:table-cell office:value-type="float" office:value="0.011252">
            <text:p>0.011252</text:p>
          </table:table-cell>
          <table:table-cell table:formula="of:=[.B22]/[.B22]" office:value-type="float" office:value="1">
            <text:p>1</text:p>
          </table:table-cell>
          <table:table-cell table:formula="of:=[.B22]/[.C22]" office:value-type="float" office:value="1.00053323853537">
            <text:p>1.0005332385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0.033047">
            <text:p>0.033047</text:p>
          </table:table-cell>
          <table:table-cell office:value-type="float" office:value="0.029644">
            <text:p>0.029644</text:p>
          </table:table-cell>
          <table:table-cell table:formula="of:=[.B23]/[.B23]" office:value-type="float" office:value="1">
            <text:p>1</text:p>
          </table:table-cell>
          <table:table-cell table:formula="of:=[.B23]/[.C23]" office:value-type="float" office:value="1.11479557414654">
            <text:p>1.1147955741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00836">
            <text:p>0.000836</text:p>
          </table:table-cell>
          <table:table-cell office:value-type="float" office:value="0.000844">
            <text:p>0.000844</text:p>
          </table:table-cell>
          <table:table-cell table:formula="of:=[.B24]/[.B24]" office:value-type="float" office:value="1">
            <text:p>1</text:p>
          </table:table-cell>
          <table:table-cell table:formula="of:=[.B24]/[.C24]" office:value-type="float" office:value="0.990521327014218">
            <text:p>0.990521327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0.287956">
            <text:p>0.287956</text:p>
          </table:table-cell>
          <table:table-cell office:value-type="float" office:value="0.23049">
            <text:p>0.23049</text:p>
          </table:table-cell>
          <table:table-cell table:formula="of:=[.B25]/[.B25]" office:value-type="float" office:value="1">
            <text:p>1</text:p>
          </table:table-cell>
          <table:table-cell table:formula="of:=[.B25]/[.C25]" office:value-type="float" office:value="1.24932101175756">
            <text:p>1.2493210118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0.136638">
            <text:p>0.136638</text:p>
          </table:table-cell>
          <table:table-cell office:value-type="float" office:value="0.156662">
            <text:p>0.156662</text:p>
          </table:table-cell>
          <table:table-cell table:formula="of:=[.B26]/[.B26]" office:value-type="float" office:value="1">
            <text:p>1</text:p>
          </table:table-cell>
          <table:table-cell table:formula="of:=[.B26]/[.C26]" office:value-type="float" office:value="0.872183426740371">
            <text:p>0.8721834267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0.141723">
            <text:p>0.141723</text:p>
          </table:table-cell>
          <table:table-cell office:value-type="float" office:value="0.135495">
            <text:p>0.135495</text:p>
          </table:table-cell>
          <table:table-cell table:formula="of:=[.B27]/[.B27]" office:value-type="float" office:value="1">
            <text:p>1</text:p>
          </table:table-cell>
          <table:table-cell table:formula="of:=[.B27]/[.C27]" office:value-type="float" office:value="1.04596479574892">
            <text:p>1.0459647957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0.064308">
            <text:p>0.064308</text:p>
          </table:table-cell>
          <table:table-cell office:value-type="float" office:value="0.054882">
            <text:p>0.054882</text:p>
          </table:table-cell>
          <table:table-cell table:formula="of:=[.B28]/[.B28]" office:value-type="float" office:value="1">
            <text:p>1</text:p>
          </table:table-cell>
          <table:table-cell table:formula="of:=[.B28]/[.C28]" office:value-type="float" office:value="1.17175030064502">
            <text:p>1.1717503006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0.032176">
            <text:p>0.032176</text:p>
          </table:table-cell>
          <table:table-cell office:value-type="float" office:value="0.031694">
            <text:p>0.031694</text:p>
          </table:table-cell>
          <table:table-cell table:formula="of:=[.B29]/[.B29]" office:value-type="float" office:value="1">
            <text:p>1</text:p>
          </table:table-cell>
          <table:table-cell table:formula="of:=[.B29]/[.C29]" office:value-type="float" office:value="1.01520792579037">
            <text:p>1.0152079258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>
            <text:p>standard data size, tile size=3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on BG2 (unit: ms)</text:p>
          </table:table-cell>
          <table:table-cell/>
          <table:table-cell office:value-type="string">
            <text:p>Speedup</text:p>
          </table:table-cell>
          <table:table-cell/>
        </table:table-row>
        <table:table-row table:style-name="ro1">
          <table:table-cell/>
          <table:table-cell office:value-type="string">
            <text:p>Clang -O3</text:p>
          </table:table-cell>
          <table:table-cell office:value-type="string">
            <text:p>polly</text:p>
          </table:table-cell>
          <table:table-cell office:value-type="string">
            <text:p>Clang -O3</text:p>
          </table:table-cell>
          <table:table-cell office:value-type="string">
            <text:p>polly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442.945915">
            <text:p>442.945915</text:p>
          </table:table-cell>
          <table:table-cell office:value-type="float" office:value="137.692106">
            <text:p>137.692106</text:p>
          </table:table-cell>
          <table:table-cell table:formula="of:=[.B36]/[.B36]" office:value-type="float" office:value="1">
            <text:p>1</text:p>
          </table:table-cell>
          <table:table-cell table:formula="of:=[.B36]/[.C36]" office:value-type="float" office:value="3.21693035183876">
            <text:p>3.2169303518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658.854239">
            <text:p>658.854239</text:p>
          </table:table-cell>
          <table:table-cell office:value-type="float" office:value="206.520205">
            <text:p>206.520205</text:p>
          </table:table-cell>
          <table:table-cell table:formula="of:=[.B37]/[.B37]" office:value-type="float" office:value="1">
            <text:p>1</text:p>
          </table:table-cell>
          <table:table-cell table:formula="of:=[.B37]/[.C37]" office:value-type="float" office:value="3.19026527694954">
            <text:p>3.1902652769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35.741808">
            <text:p>35.741808</text:p>
          </table:table-cell>
          <table:table-cell office:value-type="float" office:value="53.359769">
            <text:p>53.359769</text:p>
          </table:table-cell>
          <table:table-cell table:formula="of:=[.B38]/[.B38]" office:value-type="float" office:value="1">
            <text:p>1</text:p>
          </table:table-cell>
          <table:table-cell table:formula="of:=[.B38]/[.C38]" office:value-type="float" office:value="0.669826887743836">
            <text:p>0.6698268877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1.241137">
            <text:p>1.241137</text:p>
          </table:table-cell>
          <table:table-cell office:value-type="float" office:value="1.998746">
            <text:p>1.998746</text:p>
          </table:table-cell>
          <table:table-cell table:formula="of:=[.B39]/[.B39]" office:value-type="float" office:value="1">
            <text:p>1</text:p>
          </table:table-cell>
          <table:table-cell table:formula="of:=[.B39]/[.C39]" office:value-type="float" office:value="0.620957840566035">
            <text:p>0.6209578406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1.204617">
            <text:p>1.204617</text:p>
          </table:table-cell>
          <table:table-cell office:value-type="float" office:value="1.083847">
            <text:p>1.083847</text:p>
          </table:table-cell>
          <table:table-cell table:formula="of:=[.B40]/[.B40]" office:value-type="float" office:value="1">
            <text:p>1</text:p>
          </table:table-cell>
          <table:table-cell table:formula="of:=[.B40]/[.C40]" office:value-type="float" office:value="1.11142716638049">
            <text:p>1.1114271664</text:p>
          </table:table-cell>
        </table:table-row>
        <table:table-row table:style-name="ro2">
          <table:table-cell office:value-type="string">
            <text:p>covariance</text:p>
          </table:table-cell>
          <table:table-cell office:value-type="float" office:value="63.911355">
            <text:p>63.911355</text:p>
          </table:table-cell>
          <table:table-cell office:value-type="float" office:value="15.791669">
            <text:p>15.791669</text:p>
          </table:table-cell>
          <table:table-cell table:formula="of:=[.B41]/[.B41]" office:value-type="float" office:value="1">
            <text:p>1</text:p>
          </table:table-cell>
          <table:table-cell table:formula="of:=[.B41]/[.C41]" office:value-type="float" office:value="4.04715644685815">
            <text:p>4.0471564469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15.048024">
            <text:p>15.048024</text:p>
          </table:table-cell>
          <table:table-cell office:value-type="float" office:value="8.171401">
            <text:p>8.171401</text:p>
          </table:table-cell>
          <table:table-cell table:formula="of:=[.B42]/[.B42]" office:value-type="float" office:value="1">
            <text:p>1</text:p>
          </table:table-cell>
          <table:table-cell table:formula="of:=[.B42]/[.C42]" office:value-type="float" office:value="1.84154761221485">
            <text:p>1.8415476122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4.236757">
            <text:p>4.236757</text:p>
          </table:table-cell>
          <table:table-cell office:value-type="float" office:value="4.639466">
            <text:p>4.639466</text:p>
          </table:table-cell>
          <table:table-cell table:formula="of:=[.B43]/[.B43]" office:value-type="float" office:value="1">
            <text:p>1</text:p>
          </table:table-cell>
          <table:table-cell table:formula="of:=[.B43]/[.C43]" office:value-type="float" office:value="0.913199277675491">
            <text:p>0.9131992777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2.132902">
            <text:p>2.132902</text:p>
          </table:table-cell>
          <table:table-cell office:value-type="float" office:value="3.369506">
            <text:p>3.369506</text:p>
          </table:table-cell>
          <table:table-cell table:formula="of:=[.B44]/[.B44]" office:value-type="float" office:value="1">
            <text:p>1</text:p>
          </table:table-cell>
          <table:table-cell table:formula="of:=[.B44]/[.C44]" office:value-type="float" office:value="0.633001395456782">
            <text:p>0.6330013955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16.830771">
            <text:p>16.830771</text:p>
          </table:table-cell>
          <table:table-cell office:value-type="float" office:value="4.840511">
            <text:p>4.840511</text:p>
          </table:table-cell>
          <table:table-cell table:formula="of:=[.B45]/[.B45]" office:value-type="float" office:value="1">
            <text:p>1</text:p>
          </table:table-cell>
          <table:table-cell table:formula="of:=[.B45]/[.C45]" office:value-type="float" office:value="3.47706492145147">
            <text:p>3.4770649215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12.286943">
            <text:p>12.286943</text:p>
          </table:table-cell>
          <table:table-cell office:value-type="float" office:value="11.950495">
            <text:p>11.950495</text:p>
          </table:table-cell>
          <table:table-cell table:formula="of:=[.B46]/[.B46]" office:value-type="float" office:value="1">
            <text:p>1</text:p>
          </table:table-cell>
          <table:table-cell table:formula="of:=[.B46]/[.C46]" office:value-type="float" office:value="1.02815347816136">
            <text:p>1.0281534782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75.914589">
            <text:p>75.914589</text:p>
          </table:table-cell>
          <table:table-cell office:value-type="float" office:value="75.953402">
            <text:p>75.953402</text:p>
          </table:table-cell>
          <table:table-cell table:formula="of:=[.B47]/[.B47]" office:value-type="float" office:value="1">
            <text:p>1</text:p>
          </table:table-cell>
          <table:table-cell table:formula="of:=[.B47]/[.C47]" office:value-type="float" office:value="0.999488989314791">
            <text:p>0.9994889893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221.317919">
            <text:p>221.317919</text:p>
          </table:table-cell>
          <table:table-cell office:value-type="float" office:value="68.706019">
            <text:p>68.706019</text:p>
          </table:table-cell>
          <table:table-cell table:formula="of:=[.B48]/[.B48]" office:value-type="float" office:value="1">
            <text:p>1</text:p>
          </table:table-cell>
          <table:table-cell table:formula="of:=[.B48]/[.C48]" office:value-type="float" office:value="3.22123042815215">
            <text:p>3.2212304282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5.941492">
            <text:p>5.941492</text:p>
          </table:table-cell>
          <table:table-cell office:value-type="float" office:value="3.188164">
            <text:p>3.188164</text:p>
          </table:table-cell>
          <table:table-cell table:formula="of:=[.B49]/[.B49]" office:value-type="float" office:value="1">
            <text:p>1</text:p>
          </table:table-cell>
          <table:table-cell table:formula="of:=[.B49]/[.C49]" office:value-type="float" office:value="1.86360927480519">
            <text:p>1.8636092748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1.712137">
            <text:p>1.712137</text:p>
          </table:table-cell>
          <table:table-cell office:value-type="float" office:value="1.669597">
            <text:p>1.669597</text:p>
          </table:table-cell>
          <table:table-cell table:formula="of:=[.B50]/[.B50]" office:value-type="float" office:value="1">
            <text:p>1</text:p>
          </table:table-cell>
          <table:table-cell table:formula="of:=[.B50]/[.C50]" office:value-type="float" office:value="1.02547920246622">
            <text:p>1.0254792025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44369">
            <text:p>0.044369</text:p>
          </table:table-cell>
          <table:table-cell office:value-type="float" office:value="0.032358">
            <text:p>0.032358</text:p>
          </table:table-cell>
          <table:table-cell table:formula="of:=[.B51]/[.B51]" office:value-type="float" office:value="1">
            <text:p>1</text:p>
          </table:table-cell>
          <table:table-cell table:formula="of:=[.B51]/[.C51]" office:value-type="float" office:value="1.37119105012671">
            <text:p>1.3711910501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2.437004">
            <text:p>2.437004</text:p>
          </table:table-cell>
          <table:table-cell office:value-type="float" office:value="0.97203">
            <text:p>0.97203</text:p>
          </table:table-cell>
          <table:table-cell table:formula="of:=[.B52]/[.B52]" office:value-type="float" office:value="1">
            <text:p>1</text:p>
          </table:table-cell>
          <table:table-cell table:formula="of:=[.B52]/[.C52]" office:value-type="float" office:value="2.50712838081129">
            <text:p>2.5071283808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1.131327">
            <text:p>21.131327</text:p>
          </table:table-cell>
          <table:table-cell office:value-type="float" office:value="21.445136">
            <text:p>21.445136</text:p>
          </table:table-cell>
          <table:table-cell table:formula="of:=[.B53]/[.B53]" office:value-type="float" office:value="1">
            <text:p>1</text:p>
          </table:table-cell>
          <table:table-cell table:formula="of:=[.B53]/[.C53]" office:value-type="float" office:value="0.985366891587911">
            <text:p>0.9853668916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23.173427">
            <text:p>23.173427</text:p>
          </table:table-cell>
          <table:table-cell office:value-type="float" office:value="23.657148">
            <text:p>23.657148</text:p>
          </table:table-cell>
          <table:table-cell table:formula="of:=[.B54]/[.B54]" office:value-type="float" office:value="1">
            <text:p>1</text:p>
          </table:table-cell>
          <table:table-cell table:formula="of:=[.B54]/[.C54]" office:value-type="float" office:value="0.979552860725224">
            <text:p>0.9795528607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4.738644">
            <text:p>4.738644</text:p>
          </table:table-cell>
          <table:table-cell office:value-type="float" office:value="1.995339">
            <text:p>1.995339</text:p>
          </table:table-cell>
          <table:table-cell table:formula="of:=[.B55]/[.B55]" office:value-type="float" office:value="1">
            <text:p>1</text:p>
          </table:table-cell>
          <table:table-cell table:formula="of:=[.B55]/[.C55]" office:value-type="float" office:value="2.37485660331402">
            <text:p>2.3748566033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95617">
            <text:p>0.095617</text:p>
          </table:table-cell>
          <table:table-cell office:value-type="float" office:value="0.088158">
            <text:p>0.088158</text:p>
          </table:table-cell>
          <table:table-cell table:formula="of:=[.B56]/[.B56]" office:value-type="float" office:value="1">
            <text:p>1</text:p>
          </table:table-cell>
          <table:table-cell table:formula="of:=[.B56]/[.C56]" office:value-type="float" office:value="1.0846094512126">
            <text:p>1.0846094512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2.333584">
            <text:p>2.333584</text:p>
          </table:table-cell>
          <table:table-cell office:value-type="float" office:value="1.714854">
            <text:p>1.714854</text:p>
          </table:table-cell>
          <table:table-cell table:formula="of:=[.B57]/[.B57]" office:value-type="float" office:value="1">
            <text:p>1</text:p>
          </table:table-cell>
          <table:table-cell table:formula="of:=[.B57]/[.C57]" office:value-type="float" office:value="1.36080622606939">
            <text:p>1.3608062261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292.752365">
            <text:p>292.752365</text:p>
          </table:table-cell>
          <table:table-cell office:value-type="float" office:value="289.250164">
            <text:p>289.250164</text:p>
          </table:table-cell>
          <table:table-cell table:formula="of:=[.B58]/[.B58]" office:value-type="float" office:value="1">
            <text:p>1</text:p>
          </table:table-cell>
          <table:table-cell table:formula="of:=[.B58]/[.C58]" office:value-type="float" office:value="1.0121078617608">
            <text:p>1.0121078618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129.811449">
            <text:p>129.811449</text:p>
          </table:table-cell>
          <table:table-cell office:value-type="float" office:value="82.114156">
            <text:p>82.114156</text:p>
          </table:table-cell>
          <table:table-cell table:formula="of:=[.B59]/[.B59]" office:value-type="float" office:value="1">
            <text:p>1</text:p>
          </table:table-cell>
          <table:table-cell table:formula="of:=[.B59]/[.C59]" office:value-type="float" office:value="1.58086565488172">
            <text:p>1.5808656549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62.016132">
            <text:p>62.016132</text:p>
          </table:table-cell>
          <table:table-cell office:value-type="float" office:value="37.442338">
            <text:p>37.442338</text:p>
          </table:table-cell>
          <table:table-cell table:formula="of:=[.B60]/[.B60]" office:value-type="float" office:value="1">
            <text:p>1</text:p>
          </table:table-cell>
          <table:table-cell table:formula="of:=[.B60]/[.C60]" office:value-type="float" office:value="1.65631035113245">
            <text:p>1.6563103511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30.537888">
            <text:p>30.537888</text:p>
          </table:table-cell>
          <table:table-cell office:value-type="float" office:value="50.640397">
            <text:p>50.640397</text:p>
          </table:table-cell>
          <table:table-cell table:formula="of:=[.B61]/[.B61]" office:value-type="float" office:value="1">
            <text:p>1</text:p>
          </table:table-cell>
          <table:table-cell table:formula="of:=[.B61]/[.C61]" office:value-type="float" office:value="0.603034134981209">
            <text:p>0.603034135</text:p>
          </table:table-cell>
        </table:table-row>
        <table:table-row table:style-name="ro2" table:number-rows-repeated="104851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shapes>
          <draw:frame draw:z-index="0" draw:style-name="gr1" svg:width="14.7343in" svg:height="3.5429in" svg:x="5.4815in" svg:y="0in">
            <draw:object draw:notify-on-update-of-ranges="Sheet3.A4:Sheet3.A29 Sheet3.D3:Sheet3.D3 Sheet3.D4:Sheet3.D29 Sheet3.E3:Sheet3.E3 Sheet3.E4:Sheet3.E2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2.9209in" svg:height="3.5346in" svg:x="4.65in" svg:y="7.5354in">
            <draw:object draw:notify-on-update-of-ranges="Sheet3.A35:Sheet3.A35 Sheet3.A36:Sheet3.A61 Sheet3.D35:Sheet3.D35 Sheet3.D36:Sheet3.D61 Sheet3.E35:Sheet3.E35 Sheet3.E36:Sheet3.E6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small data size, tile size=1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onBG2 (unit: ms)</text:p>
          </table:table-cell>
          <table:table-cell/>
          <table:table-cell office:value-type="string">
            <text:p>Speedup</text:p>
          </table:table-cell>
          <table:table-cell/>
        </table:table-row>
        <table:table-row table:style-name="ro1">
          <table:table-cell/>
          <table:table-cell office:value-type="string">
            <text:p>Clang -O3</text:p>
          </table:table-cell>
          <table:table-cell office:value-type="string">
            <text:p>polly</text:p>
          </table:table-cell>
          <table:table-cell office:value-type="string">
            <text:p>Clang -O3</text:p>
          </table:table-cell>
          <table:table-cell office:value-type="string">
            <text:p>polly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0.240168">
            <text:p>0.240168</text:p>
          </table:table-cell>
          <table:table-cell office:value-type="float" office:value="0.097617">
            <text:p>0.097617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2.46030916746059">
            <text:p>2.4603091675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0.353654">
            <text:p>0.353654</text:p>
          </table:table-cell>
          <table:table-cell office:value-type="float" office:value="0.13771">
            <text:p>0.13771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2.5681068912933">
            <text:p>2.5681068913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1.647568">
            <text:p>1.647568</text:p>
          </table:table-cell>
          <table:table-cell office:value-type="float" office:value="1.750848">
            <text:p>1.750848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0.941011441313009">
            <text:p>0.9410114413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0.017086">
            <text:p>0.017086</text:p>
          </table:table-cell>
          <table:table-cell office:value-type="float" office:value="0.030198">
            <text:p>0.030198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0.565799059540367">
            <text:p>0.5657990595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0.01678">
            <text:p>0.01678</text:p>
          </table:table-cell>
          <table:table-cell office:value-type="float" office:value="0.017276">
            <text:p>0.017276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0.971289650382033">
            <text:p>0.9712896504</text:p>
          </table:table-cell>
        </table:table-row>
        <table:table-row table:style-name="ro2">
          <table:table-cell office:value-type="string">
            <text:p>covariance</text:p>
          </table:table-cell>
          <table:table-cell office:value-type="float" office:value="5.656631">
            <text:p>5.656631</text:p>
          </table:table-cell>
          <table:table-cell office:value-type="float" office:value="1.93169">
            <text:p>1.93169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2.92833270348762">
            <text:p>2.9283327035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0.02309">
            <text:p>0.02309</text:p>
          </table:table-cell>
          <table:table-cell office:value-type="float" office:value="0.023567">
            <text:p>0.023567</text:p>
          </table:table-cell>
          <table:table-cell table:formula="of:=[.B10]/[.B10]" office:value-type="float" office:value="1">
            <text:p>1</text:p>
          </table:table-cell>
          <table:table-cell table:formula="of:=[.B10]/[.C10]" office:value-type="float" office:value="0.979759833665719">
            <text:p>0.9797598337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0.014934">
            <text:p>0.014934</text:p>
          </table:table-cell>
          <table:table-cell office:value-type="float" office:value="0.01495">
            <text:p>0.01495</text:p>
          </table:table-cell>
          <table:table-cell table:formula="of:=[.B11]/[.B11]" office:value-type="float" office:value="1">
            <text:p>1</text:p>
          </table:table-cell>
          <table:table-cell table:formula="of:=[.B11]/[.C11]" office:value-type="float" office:value="0.998929765886287">
            <text:p>0.9989297659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0.023092">
            <text:p>0.023092</text:p>
          </table:table-cell>
          <table:table-cell office:value-type="float" office:value="0.036114">
            <text:p>0.036114</text:p>
          </table:table-cell>
          <table:table-cell table:formula="of:=[.B12]/[.B12]" office:value-type="float" office:value="1">
            <text:p>1</text:p>
          </table:table-cell>
          <table:table-cell table:formula="of:=[.B12]/[.C12]" office:value-type="float" office:value="0.639419615661516">
            <text:p>0.6394196157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0.85534">
            <text:p>0.85534</text:p>
          </table:table-cell>
          <table:table-cell office:value-type="float" office:value="0.235504">
            <text:p>0.235504</text:p>
          </table:table-cell>
          <table:table-cell table:formula="of:=[.B13]/[.B13]" office:value-type="float" office:value="1">
            <text:p>1</text:p>
          </table:table-cell>
          <table:table-cell table:formula="of:=[.B13]/[.C13]" office:value-type="float" office:value="3.63195529587608">
            <text:p>3.6319552959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0.176636">
            <text:p>0.176636</text:p>
          </table:table-cell>
          <table:table-cell office:value-type="float" office:value="0.184849">
            <text:p>0.184849</text:p>
          </table:table-cell>
          <table:table-cell table:formula="of:=[.B14]/[.B14]" office:value-type="float" office:value="1">
            <text:p>1</text:p>
          </table:table-cell>
          <table:table-cell table:formula="of:=[.B14]/[.C14]" office:value-type="float" office:value="0.95556914021715">
            <text:p>0.9555691402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0.070991">
            <text:p>0.070991</text:p>
          </table:table-cell>
          <table:table-cell office:value-type="float" office:value="0.070954">
            <text:p>0.070954</text:p>
          </table:table-cell>
          <table:table-cell table:formula="of:=[.B15]/[.B15]" office:value-type="float" office:value="1">
            <text:p>1</text:p>
          </table:table-cell>
          <table:table-cell table:formula="of:=[.B15]/[.C15]" office:value-type="float" office:value="1.00052146461087">
            <text:p>1.0005214646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0.118266">
            <text:p>0.118266</text:p>
          </table:table-cell>
          <table:table-cell office:value-type="float" office:value="0.051853">
            <text:p>0.051853</text:p>
          </table:table-cell>
          <table:table-cell table:formula="of:=[.B16]/[.B16]" office:value-type="float" office:value="1">
            <text:p>1</text:p>
          </table:table-cell>
          <table:table-cell table:formula="of:=[.B16]/[.C16]" office:value-type="float" office:value="2.28079378242339">
            <text:p>2.2807937824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0.05035">
            <text:p>0.05035</text:p>
          </table:table-cell>
          <table:table-cell office:value-type="float" office:value="0.048085">
            <text:p>0.048085</text:p>
          </table:table-cell>
          <table:table-cell table:formula="of:=[.B17]/[.B17]" office:value-type="float" office:value="1">
            <text:p>1</text:p>
          </table:table-cell>
          <table:table-cell table:formula="of:=[.B17]/[.C17]" office:value-type="float" office:value="1.04710408651347">
            <text:p>1.0471040865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0.027027">
            <text:p>0.027027</text:p>
          </table:table-cell>
          <table:table-cell office:value-type="float" office:value="0.027417">
            <text:p>0.027417</text:p>
          </table:table-cell>
          <table:table-cell table:formula="of:=[.B18]/[.B18]" office:value-type="float" office:value="1">
            <text:p>1</text:p>
          </table:table-cell>
          <table:table-cell table:formula="of:=[.B18]/[.C18]" office:value-type="float" office:value="0.985775248933144">
            <text:p>0.9857752489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00329">
            <text:p>0.000329</text:p>
          </table:table-cell>
          <table:table-cell office:value-type="float" office:value="0.000396">
            <text:p>0.000396</text:p>
          </table:table-cell>
          <table:table-cell table:formula="of:=[.B19]/[.B19]" office:value-type="float" office:value="1">
            <text:p>1</text:p>
          </table:table-cell>
          <table:table-cell table:formula="of:=[.B19]/[.C19]" office:value-type="float" office:value="0.830808080808081">
            <text:p>0.8308080808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0.295505">
            <text:p>0.295505</text:p>
          </table:table-cell>
          <table:table-cell office:value-type="float" office:value="0.131429">
            <text:p>0.131429</text:p>
          </table:table-cell>
          <table:table-cell table:formula="of:=[.B20]/[.B20]" office:value-type="float" office:value="1">
            <text:p>1</text:p>
          </table:table-cell>
          <table:table-cell table:formula="of:=[.B20]/[.C20]" office:value-type="float" office:value="2.24840027695562">
            <text:p>2.248400277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0.016924">
            <text:p>0.016924</text:p>
          </table:table-cell>
          <table:table-cell office:value-type="float" office:value="0.017633">
            <text:p>0.017633</text:p>
          </table:table-cell>
          <table:table-cell table:formula="of:=[.B21]/[.B21]" office:value-type="float" office:value="1">
            <text:p>1</text:p>
          </table:table-cell>
          <table:table-cell table:formula="of:=[.B21]/[.C21]" office:value-type="float" office:value="0.959791300402654">
            <text:p>0.9597913004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0.011397">
            <text:p>0.011397</text:p>
          </table:table-cell>
          <table:table-cell office:value-type="float" office:value="0.011248">
            <text:p>0.011248</text:p>
          </table:table-cell>
          <table:table-cell table:formula="of:=[.B22]/[.B22]" office:value-type="float" office:value="1">
            <text:p>1</text:p>
          </table:table-cell>
          <table:table-cell table:formula="of:=[.B22]/[.C22]" office:value-type="float" office:value="1.01324679943101">
            <text:p>1.0132467994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0.033071">
            <text:p>0.033071</text:p>
          </table:table-cell>
          <table:table-cell office:value-type="float" office:value="0.030288">
            <text:p>0.030288</text:p>
          </table:table-cell>
          <table:table-cell table:formula="of:=[.B23]/[.B23]" office:value-type="float" office:value="1">
            <text:p>1</text:p>
          </table:table-cell>
          <table:table-cell table:formula="of:=[.B23]/[.C23]" office:value-type="float" office:value="1.09188457474908">
            <text:p>1.0918845747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00835">
            <text:p>0.000835</text:p>
          </table:table-cell>
          <table:table-cell office:value-type="float" office:value="0.000842">
            <text:p>0.000842</text:p>
          </table:table-cell>
          <table:table-cell table:formula="of:=[.B24]/[.B24]" office:value-type="float" office:value="1">
            <text:p>1</text:p>
          </table:table-cell>
          <table:table-cell table:formula="of:=[.B24]/[.C24]" office:value-type="float" office:value="0.991686460807601">
            <text:p>0.9916864608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0.288559">
            <text:p>0.288559</text:p>
          </table:table-cell>
          <table:table-cell office:value-type="float" office:value="0.225745">
            <text:p>0.225745</text:p>
          </table:table-cell>
          <table:table-cell table:formula="of:=[.B25]/[.B25]" office:value-type="float" office:value="1">
            <text:p>1</text:p>
          </table:table-cell>
          <table:table-cell table:formula="of:=[.B25]/[.C25]" office:value-type="float" office:value="1.2782520100113">
            <text:p>1.27825201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0.132863">
            <text:p>0.132863</text:p>
          </table:table-cell>
          <table:table-cell office:value-type="float" office:value="0.132631">
            <text:p>0.132631</text:p>
          </table:table-cell>
          <table:table-cell table:formula="of:=[.B26]/[.B26]" office:value-type="float" office:value="1">
            <text:p>1</text:p>
          </table:table-cell>
          <table:table-cell table:formula="of:=[.B26]/[.C26]" office:value-type="float" office:value="1.00174921398466">
            <text:p>1.001749214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0.133836">
            <text:p>0.133836</text:p>
          </table:table-cell>
          <table:table-cell office:value-type="float" office:value="0.11193">
            <text:p>0.11193</text:p>
          </table:table-cell>
          <table:table-cell table:formula="of:=[.B27]/[.B27]" office:value-type="float" office:value="1">
            <text:p>1</text:p>
          </table:table-cell>
          <table:table-cell table:formula="of:=[.B27]/[.C27]" office:value-type="float" office:value="1.1957116054677">
            <text:p>1.1957116055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0.063964">
            <text:p>0.063964</text:p>
          </table:table-cell>
          <table:table-cell office:value-type="float" office:value="0.051129">
            <text:p>0.051129</text:p>
          </table:table-cell>
          <table:table-cell table:formula="of:=[.B28]/[.B28]" office:value-type="float" office:value="1">
            <text:p>1</text:p>
          </table:table-cell>
          <table:table-cell table:formula="of:=[.B28]/[.C28]" office:value-type="float" office:value="1.25103170412095">
            <text:p>1.2510317041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0.032159">
            <text:p>0.032159</text:p>
          </table:table-cell>
          <table:table-cell office:value-type="float" office:value="0.031703">
            <text:p>0.031703</text:p>
          </table:table-cell>
          <table:table-cell table:formula="of:=[.B29]/[.B29]" office:value-type="float" office:value="1">
            <text:p>1</text:p>
          </table:table-cell>
          <table:table-cell table:formula="of:=[.B29]/[.C29]" office:value-type="float" office:value="1.01438349682995">
            <text:p>1.0143834968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2">
          <table:table-cell office:value-type="string">
            <text:p>standard data size, tile size=12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on BG2 (unit: ms)</text:p>
          </table:table-cell>
          <table:table-cell/>
          <table:table-cell office:value-type="string">
            <text:p>Speedup</text:p>
          </table:table-cell>
          <table:table-cell/>
        </table:table-row>
        <table:table-row table:style-name="ro1">
          <table:table-cell/>
          <table:table-cell office:value-type="string">
            <text:p>Clang -O3</text:p>
          </table:table-cell>
          <table:table-cell office:value-type="string">
            <text:p>polly</text:p>
          </table:table-cell>
          <table:table-cell office:value-type="string">
            <text:p>Clang -O3</text:p>
          </table:table-cell>
          <table:table-cell office:value-type="string">
            <text:p>polly</text:p>
          </table:table-cell>
        </table:table-row>
        <table:table-row table:style-name="ro2">
          <table:table-cell office:value-type="string">
            <text:p>2mm</text:p>
          </table:table-cell>
          <table:table-cell office:value-type="float" office:value="443.111274">
            <text:p>443.111274</text:p>
          </table:table-cell>
          <table:table-cell office:value-type="float" office:value="134.035355">
            <text:p>134.035355</text:p>
          </table:table-cell>
          <table:table-cell table:formula="of:=[.B36]/[.B36]" office:value-type="float" office:value="1">
            <text:p>1</text:p>
          </table:table-cell>
          <table:table-cell table:formula="of:=[.B36]/[.C36]" office:value-type="float" office:value="3.30592830525946">
            <text:p>3.3059283053</text:p>
          </table:table-cell>
        </table:table-row>
        <table:table-row table:style-name="ro2">
          <table:table-cell office:value-type="string">
            <text:p>3mm</text:p>
          </table:table-cell>
          <table:table-cell office:value-type="float" office:value="659.230242">
            <text:p>659.230242</text:p>
          </table:table-cell>
          <table:table-cell office:value-type="float" office:value="198.509752">
            <text:p>198.509752</text:p>
          </table:table-cell>
          <table:table-cell table:formula="of:=[.B37]/[.B37]" office:value-type="float" office:value="1">
            <text:p>1</text:p>
          </table:table-cell>
          <table:table-cell table:formula="of:=[.B37]/[.C37]" office:value-type="float" office:value="3.3208960031344">
            <text:p>3.3208960031</text:p>
          </table:table-cell>
        </table:table-row>
        <table:table-row table:style-name="ro1">
          <table:table-cell office:value-type="string">
            <text:p>adi</text:p>
          </table:table-cell>
          <table:table-cell office:value-type="float" office:value="35.755631">
            <text:p>35.755631</text:p>
          </table:table-cell>
          <table:table-cell office:value-type="float" office:value="43.932502">
            <text:p>43.932502</text:p>
          </table:table-cell>
          <table:table-cell table:formula="of:=[.B38]/[.B38]" office:value-type="float" office:value="1">
            <text:p>1</text:p>
          </table:table-cell>
          <table:table-cell table:formula="of:=[.B38]/[.C38]" office:value-type="float" office:value="0.81387650081937">
            <text:p>0.8138765008</text:p>
          </table:table-cell>
        </table:table-row>
        <table:table-row table:style-name="ro1">
          <table:table-cell office:value-type="string">
            <text:p>atax</text:p>
          </table:table-cell>
          <table:table-cell office:value-type="float" office:value="1.236957">
            <text:p>1.236957</text:p>
          </table:table-cell>
          <table:table-cell office:value-type="float" office:value="2.082966">
            <text:p>2.082966</text:p>
          </table:table-cell>
          <table:table-cell table:formula="of:=[.B39]/[.B39]" office:value-type="float" office:value="1">
            <text:p>1</text:p>
          </table:table-cell>
          <table:table-cell table:formula="of:=[.B39]/[.C39]" office:value-type="float" office:value="0.59384406658582">
            <text:p>0.5938440666</text:p>
          </table:table-cell>
        </table:table-row>
        <table:table-row table:style-name="ro1">
          <table:table-cell office:value-type="string">
            <text:p>bicg</text:p>
          </table:table-cell>
          <table:table-cell office:value-type="float" office:value="1.20472">
            <text:p>1.20472</text:p>
          </table:table-cell>
          <table:table-cell office:value-type="float" office:value="1.118955">
            <text:p>1.118955</text:p>
          </table:table-cell>
          <table:table-cell table:formula="of:=[.B40]/[.B40]" office:value-type="float" office:value="1">
            <text:p>1</text:p>
          </table:table-cell>
          <table:table-cell table:formula="of:=[.B40]/[.C40]" office:value-type="float" office:value="1.07664740762587">
            <text:p>1.0766474076</text:p>
          </table:table-cell>
        </table:table-row>
        <table:table-row table:style-name="ro2">
          <table:table-cell office:value-type="string">
            <text:p>covariance</text:p>
          </table:table-cell>
          <table:table-cell office:value-type="float" office:value="63.8637">
            <text:p>63.8637</text:p>
          </table:table-cell>
          <table:table-cell office:value-type="float" office:value="17.404991">
            <text:p>17.404991</text:p>
          </table:table-cell>
          <table:table-cell table:formula="of:=[.B41]/[.B41]" office:value-type="float" office:value="1">
            <text:p>1</text:p>
          </table:table-cell>
          <table:table-cell table:formula="of:=[.B41]/[.C41]" office:value-type="float" office:value="3.66927509471278">
            <text:p>3.6692750947</text:p>
          </table:table-cell>
        </table:table-row>
        <table:table-row table:style-name="ro1">
          <table:table-cell office:value-type="string">
            <text:p>doitgen</text:p>
          </table:table-cell>
          <table:table-cell office:value-type="float" office:value="15.046374">
            <text:p>15.046374</text:p>
          </table:table-cell>
          <table:table-cell office:value-type="float" office:value="6.209848">
            <text:p>6.209848</text:p>
          </table:table-cell>
          <table:table-cell table:formula="of:=[.B42]/[.B42]" office:value-type="float" office:value="1">
            <text:p>1</text:p>
          </table:table-cell>
          <table:table-cell table:formula="of:=[.B42]/[.C42]" office:value-type="float" office:value="2.42298587662693">
            <text:p>2.4229858766</text:p>
          </table:table-cell>
        </table:table-row>
        <table:table-row table:style-name="ro1">
          <table:table-cell office:value-type="string">
            <text:p>durbin</text:p>
          </table:table-cell>
          <table:table-cell office:value-type="float" office:value="4.263328">
            <text:p>4.263328</text:p>
          </table:table-cell>
          <table:table-cell office:value-type="float" office:value="4.583813">
            <text:p>4.583813</text:p>
          </table:table-cell>
          <table:table-cell table:formula="of:=[.B43]/[.B43]" office:value-type="float" office:value="1">
            <text:p>1</text:p>
          </table:table-cell>
          <table:table-cell table:formula="of:=[.B43]/[.C43]" office:value-type="float" office:value="0.930083317098669">
            <text:p>0.9300833171</text:p>
          </table:table-cell>
        </table:table-row>
        <table:table-row table:style-name="ro1">
          <table:table-cell office:value-type="string">
            <text:p>dynprog</text:p>
          </table:table-cell>
          <table:table-cell office:value-type="float" office:value="2.13203">
            <text:p>2.13203</text:p>
          </table:table-cell>
          <table:table-cell office:value-type="float" office:value="3.399347">
            <text:p>3.399347</text:p>
          </table:table-cell>
          <table:table-cell table:formula="of:=[.B44]/[.B44]" office:value-type="float" office:value="1">
            <text:p>1</text:p>
          </table:table-cell>
          <table:table-cell table:formula="of:=[.B44]/[.C44]" office:value-type="float" office:value="0.627188104068222">
            <text:p>0.6271881041</text:p>
          </table:table-cell>
        </table:table-row>
        <table:table-row table:style-name="ro1">
          <table:table-cell office:value-type="string">
            <text:p>fdtd-2d</text:p>
          </table:table-cell>
          <table:table-cell office:value-type="float" office:value="16.841529">
            <text:p>16.841529</text:p>
          </table:table-cell>
          <table:table-cell office:value-type="float" office:value="4.848312">
            <text:p>4.848312</text:p>
          </table:table-cell>
          <table:table-cell table:formula="of:=[.B45]/[.B45]" office:value-type="float" office:value="1">
            <text:p>1</text:p>
          </table:table-cell>
          <table:table-cell table:formula="of:=[.B45]/[.C45]" office:value-type="float" office:value="3.47368919326974">
            <text:p>3.4736891933</text:p>
          </table:table-cell>
        </table:table-row>
        <table:table-row table:style-name="ro1">
          <table:table-cell office:value-type="string">
            <text:p>fdtd-apml</text:p>
          </table:table-cell>
          <table:table-cell office:value-type="float" office:value="12.287809">
            <text:p>12.287809</text:p>
          </table:table-cell>
          <table:table-cell office:value-type="float" office:value="12.534752">
            <text:p>12.534752</text:p>
          </table:table-cell>
          <table:table-cell table:formula="of:=[.B46]/[.B46]" office:value-type="float" office:value="1">
            <text:p>1</text:p>
          </table:table-cell>
          <table:table-cell table:formula="of:=[.B46]/[.C46]" office:value-type="float" office:value="0.980299331011894">
            <text:p>0.980299331</text:p>
          </table:table-cell>
        </table:table-row>
        <table:table-row table:style-name="ro1">
          <table:table-cell office:value-type="string">
            <text:p>floyd-warshall</text:p>
          </table:table-cell>
          <table:table-cell office:value-type="float" office:value="75.923555">
            <text:p>75.923555</text:p>
          </table:table-cell>
          <table:table-cell office:value-type="float" office:value="75.920439">
            <text:p>75.920439</text:p>
          </table:table-cell>
          <table:table-cell table:formula="of:=[.B47]/[.B47]" office:value-type="float" office:value="1">
            <text:p>1</text:p>
          </table:table-cell>
          <table:table-cell table:formula="of:=[.B47]/[.C47]" office:value-type="float" office:value="1.00004104296605">
            <text:p>1.000041043</text:p>
          </table:table-cell>
        </table:table-row>
        <table:table-row table:style-name="ro1">
          <table:table-cell office:value-type="string">
            <text:p>gemm</text:p>
          </table:table-cell>
          <table:table-cell office:value-type="float" office:value="221.419301">
            <text:p>221.419301</text:p>
          </table:table-cell>
          <table:table-cell office:value-type="float" office:value="66.999696">
            <text:p>66.999696</text:p>
          </table:table-cell>
          <table:table-cell table:formula="of:=[.B48]/[.B48]" office:value-type="float" office:value="1">
            <text:p>1</text:p>
          </table:table-cell>
          <table:table-cell table:formula="of:=[.B48]/[.C48]" office:value-type="float" office:value="3.30478068139294">
            <text:p>3.3047806814</text:p>
          </table:table-cell>
        </table:table-row>
        <table:table-row table:style-name="ro1">
          <table:table-cell office:value-type="string">
            <text:p>gemver</text:p>
          </table:table-cell>
          <table:table-cell office:value-type="float" office:value="5.909392">
            <text:p>5.909392</text:p>
          </table:table-cell>
          <table:table-cell office:value-type="float" office:value="3.294285">
            <text:p>3.294285</text:p>
          </table:table-cell>
          <table:table-cell table:formula="of:=[.B49]/[.B49]" office:value-type="float" office:value="1">
            <text:p>1</text:p>
          </table:table-cell>
          <table:table-cell table:formula="of:=[.B49]/[.C49]" office:value-type="float" office:value="1.79383143838496">
            <text:p>1.7938314384</text:p>
          </table:table-cell>
        </table:table-row>
        <table:table-row table:style-name="ro1">
          <table:table-cell office:value-type="string">
            <text:p>gesummv</text:p>
          </table:table-cell>
          <table:table-cell office:value-type="float" office:value="1.712167">
            <text:p>1.712167</text:p>
          </table:table-cell>
          <table:table-cell office:value-type="float" office:value="1.720464">
            <text:p>1.720464</text:p>
          </table:table-cell>
          <table:table-cell table:formula="of:=[.B50]/[.B50]" office:value-type="float" office:value="1">
            <text:p>1</text:p>
          </table:table-cell>
          <table:table-cell table:formula="of:=[.B50]/[.C50]" office:value-type="float" office:value="0.995177463753964">
            <text:p>0.9951774638</text:p>
          </table:table-cell>
        </table:table-row>
        <table:table-row table:style-name="ro1">
          <table:table-cell office:value-type="string">
            <text:p>jacobi-1d-imper</text:p>
          </table:table-cell>
          <table:table-cell office:value-type="float" office:value="0.044368">
            <text:p>0.044368</text:p>
          </table:table-cell>
          <table:table-cell office:value-type="float" office:value="0.034324">
            <text:p>0.034324</text:p>
          </table:table-cell>
          <table:table-cell table:formula="of:=[.B51]/[.B51]" office:value-type="float" office:value="1">
            <text:p>1</text:p>
          </table:table-cell>
          <table:table-cell table:formula="of:=[.B51]/[.C51]" office:value-type="float" office:value="1.29262323738492">
            <text:p>1.2926232374</text:p>
          </table:table-cell>
        </table:table-row>
        <table:table-row table:style-name="ro1">
          <table:table-cell office:value-type="string">
            <text:p>jacobi-2d-imper</text:p>
          </table:table-cell>
          <table:table-cell office:value-type="float" office:value="2.435892">
            <text:p>2.435892</text:p>
          </table:table-cell>
          <table:table-cell office:value-type="float" office:value="1.093926">
            <text:p>1.093926</text:p>
          </table:table-cell>
          <table:table-cell table:formula="of:=[.B52]/[.B52]" office:value-type="float" office:value="1">
            <text:p>1</text:p>
          </table:table-cell>
          <table:table-cell table:formula="of:=[.B52]/[.C52]" office:value-type="float" office:value="2.22674294239281">
            <text:p>2.2267429424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float" office:value="21.113719">
            <text:p>21.113719</text:p>
          </table:table-cell>
          <table:table-cell office:value-type="float" office:value="22.332951">
            <text:p>22.332951</text:p>
          </table:table-cell>
          <table:table-cell table:formula="of:=[.B53]/[.B53]" office:value-type="float" office:value="1">
            <text:p>1</text:p>
          </table:table-cell>
          <table:table-cell table:formula="of:=[.B53]/[.C53]" office:value-type="float" office:value="0.945406587781435">
            <text:p>0.9454065878</text:p>
          </table:table-cell>
        </table:table-row>
        <table:table-row table:style-name="ro1">
          <table:table-cell office:value-type="string">
            <text:p>ludcmp</text:p>
          </table:table-cell>
          <table:table-cell office:value-type="float" office:value="23.222908">
            <text:p>23.222908</text:p>
          </table:table-cell>
          <table:table-cell office:value-type="float" office:value="23.693724">
            <text:p>23.693724</text:p>
          </table:table-cell>
          <table:table-cell table:formula="of:=[.B54]/[.B54]" office:value-type="float" office:value="1">
            <text:p>1</text:p>
          </table:table-cell>
          <table:table-cell table:formula="of:=[.B54]/[.C54]" office:value-type="float" office:value="0.980129083971772">
            <text:p>0.980129084</text:p>
          </table:table-cell>
        </table:table-row>
        <table:table-row table:style-name="ro1">
          <table:table-cell office:value-type="string">
            <text:p>mvt</text:p>
          </table:table-cell>
          <table:table-cell office:value-type="float" office:value="4.739695">
            <text:p>4.739695</text:p>
          </table:table-cell>
          <table:table-cell office:value-type="float" office:value="2.078494">
            <text:p>2.078494</text:p>
          </table:table-cell>
          <table:table-cell table:formula="of:=[.B55]/[.B55]" office:value-type="float" office:value="1">
            <text:p>1</text:p>
          </table:table-cell>
          <table:table-cell table:formula="of:=[.B55]/[.C55]" office:value-type="float" office:value="2.28035058075703">
            <text:p>2.2803505808</text:p>
          </table:table-cell>
        </table:table-row>
        <table:table-row table:style-name="ro2">
          <table:table-cell office:value-type="string">
            <text:p>reg_detect</text:p>
          </table:table-cell>
          <table:table-cell office:value-type="float" office:value="0.095606">
            <text:p>0.095606</text:p>
          </table:table-cell>
          <table:table-cell office:value-type="float" office:value="0.094217">
            <text:p>0.094217</text:p>
          </table:table-cell>
          <table:table-cell table:formula="of:=[.B56]/[.B56]" office:value-type="float" office:value="1">
            <text:p>1</text:p>
          </table:table-cell>
          <table:table-cell table:formula="of:=[.B56]/[.C56]" office:value-type="float" office:value="1.01474256238259">
            <text:p>1.0147425624</text:p>
          </table:table-cell>
        </table:table-row>
        <table:table-row table:style-name="ro1">
          <table:table-cell office:value-type="string">
            <text:p>seidel-2d</text:p>
          </table:table-cell>
          <table:table-cell office:value-type="float" office:value="2.332259">
            <text:p>2.332259</text:p>
          </table:table-cell>
          <table:table-cell office:value-type="float" office:value="1.812779">
            <text:p>1.812779</text:p>
          </table:table-cell>
          <table:table-cell table:formula="of:=[.B57]/[.B57]" office:value-type="float" office:value="1">
            <text:p>1</text:p>
          </table:table-cell>
          <table:table-cell table:formula="of:=[.B57]/[.C57]" office:value-type="float" office:value="1.2865655438418">
            <text:p>1.2865655438</text:p>
          </table:table-cell>
        </table:table-row>
        <table:table-row table:style-name="ro1">
          <table:table-cell office:value-type="string">
            <text:p>symm</text:p>
          </table:table-cell>
          <table:table-cell office:value-type="float" office:value="292.760478">
            <text:p>292.760478</text:p>
          </table:table-cell>
          <table:table-cell office:value-type="float" office:value="293.130227">
            <text:p>293.130227</text:p>
          </table:table-cell>
          <table:table-cell table:formula="of:=[.B58]/[.B58]" office:value-type="float" office:value="1">
            <text:p>1</text:p>
          </table:table-cell>
          <table:table-cell table:formula="of:=[.B58]/[.C58]" office:value-type="float" office:value="0.998738618654977">
            <text:p>0.9987386187</text:p>
          </table:table-cell>
        </table:table-row>
        <table:table-row table:style-name="ro2">
          <table:table-cell office:value-type="string">
            <text:p>syr2k</text:p>
          </table:table-cell>
          <table:table-cell office:value-type="float" office:value="129.606595">
            <text:p>129.606595</text:p>
          </table:table-cell>
          <table:table-cell office:value-type="float" office:value="84.750413">
            <text:p>84.750413</text:p>
          </table:table-cell>
          <table:table-cell table:formula="of:=[.B59]/[.B59]" office:value-type="float" office:value="1">
            <text:p>1</text:p>
          </table:table-cell>
          <table:table-cell table:formula="of:=[.B59]/[.C59]" office:value-type="float" office:value="1.52927390454133">
            <text:p>1.5292739045</text:p>
          </table:table-cell>
        </table:table-row>
        <table:table-row table:style-name="ro1">
          <table:table-cell office:value-type="string">
            <text:p>syrk</text:p>
          </table:table-cell>
          <table:table-cell office:value-type="float" office:value="62.009362">
            <text:p>62.009362</text:p>
          </table:table-cell>
          <table:table-cell office:value-type="float" office:value="38.501494">
            <text:p>38.501494</text:p>
          </table:table-cell>
          <table:table-cell table:formula="of:=[.B60]/[.B60]" office:value-type="float" office:value="1">
            <text:p>1</text:p>
          </table:table-cell>
          <table:table-cell table:formula="of:=[.B60]/[.C60]" office:value-type="float" office:value="1.61057028072729">
            <text:p>1.6105702807</text:p>
          </table:table-cell>
        </table:table-row>
        <table:table-row table:style-name="ro1">
          <table:table-cell office:value-type="string">
            <text:p>trmm</text:p>
          </table:table-cell>
          <table:table-cell office:value-type="float" office:value="30.621053">
            <text:p>30.621053</text:p>
          </table:table-cell>
          <table:table-cell office:value-type="float" office:value="51.041762">
            <text:p>51.041762</text:p>
          </table:table-cell>
          <table:table-cell table:formula="of:=[.B61]/[.B61]" office:value-type="float" office:value="1">
            <text:p>1</text:p>
          </table:table-cell>
          <table:table-cell table:formula="of:=[.B61]/[.C61]" office:value-type="float" office:value="0.599921550513871">
            <text:p>0.5999215505</text:p>
          </table:table-cell>
        </table:table-row>
      </table:table>
      <table:named-expressions/>
      <table:database-ranges>
        <table:database-range table:name="__Anonymous_Sheet_DB__0" table:target-range-address="Sheet1.E1:Sheet1.G2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3:Sheet2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2:37:25</meta:creation-date>
    <dc:date>2014-04-15T15:55:42</dc:date>
    <meta:editing-duration>PT6H7M59S</meta:editing-duration>
    <meta:editing-cycles>32</meta:editing-cycles>
    <meta:generator>LibreOffice/3.5$Linux_X86_64 LibreOffice_project/350m1$Build-2</meta:generator>
    <meta:document-statistic meta:table-count="3" meta:cell-count="70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77cm" svg:height="11.953cm" xlink:href=".." xlink:type="simple" chart:class="chart:bar" chart:style-name="ch1">
        <chart:title svg:x="9.642cm" svg:y="0.512cm" chart:style-name="ch2">
          <text:p>clang -o3: no polly v.s. polly</text:p>
        </chart:title>
        <chart:legend svg:x="21.747cm" svg:y="7.235cm" style:legend-expansion="custom" chartooo:width="3.272cm" chartooo:height="1.455cm" style:legend-expansion-aspect-ratio="2.24879725085911" chart:style-name="ch3"/>
        <chart:plot-area chart:style-name="ch4" table:cell-range-address="Sheet1.E3:Sheet1.G14" chart:data-source-has-labels="column" svg:x="2.581cm" svg:y="2.03cm" svg:width="17.854cm" svg:height="8.7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2cm" svg:y="2.046cm" svg:width="17.233cm" svg:height="7.7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3:Sheet1.E14"/>
          </chart:axis>
          <chart:axis chart:dimension="y" chart:name="primary-y" chart:style-name="ch6">
            <chart:title svg:x="1.518cm" svg:y="7.004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3:Sheet1.F14" chart:class="chart:bar">
            <chart:data-point chart:repeated="12"/>
          </chart:series>
          <chart:series chart:style-name="ch10" chart:values-cell-range-address="Sheet1.G3:Sheet1.G14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bicg</text:p>
                <draw:g>
                  <svg:desc>Sheet1.E3:Sheet1.E14</svg:desc>
                </draw:g>
              </table:table-cell>
              <table:table-cell office:value-type="float" office:value="1.20727">
                <text:p>1.20727</text:p>
                <draw:g>
                  <svg:desc>Sheet1.F3:Sheet1.F14</svg:desc>
                </draw:g>
              </table:table-cell>
              <table:table-cell office:value-type="float" office:value="1.084525">
                <text:p>1.084525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.241698">
                <text:p>1.241698</text:p>
              </table:table-cell>
              <table:table-cell office:value-type="float" office:value="1.997713">
                <text:p>1.997713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.712113">
                <text:p>1.712113</text:p>
              </table:table-cell>
              <table:table-cell office:value-type="float" office:value="1.668856">
                <text:p>1.668856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2.133524">
                <text:p>2.133524</text:p>
              </table:table-cell>
              <table:table-cell office:value-type="float" office:value="3.371307">
                <text:p>3.371307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2.334995">
                <text:p>2.334995</text:p>
              </table:table-cell>
              <table:table-cell office:value-type="float" office:value="1.714665">
                <text:p>1.714665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2.434564">
                <text:p>2.434564</text:p>
              </table:table-cell>
              <table:table-cell office:value-type="float" office:value="0.971846">
                <text:p>0.971846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4.306597">
                <text:p>4.306597</text:p>
              </table:table-cell>
              <table:table-cell office:value-type="float" office:value="4.667684">
                <text:p>4.66768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4.739074">
                <text:p>4.739074</text:p>
              </table:table-cell>
              <table:table-cell office:value-type="float" office:value="1.997976">
                <text:p>1.997976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5.912938">
                <text:p>5.912938</text:p>
              </table:table-cell>
              <table:table-cell office:value-type="float" office:value="3.187945">
                <text:p>3.187945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2.288552">
                <text:p>12.288552</text:p>
              </table:table-cell>
              <table:table-cell office:value-type="float" office:value="11.949039">
                <text:p>11.949039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5.047639">
                <text:p>15.047639</text:p>
              </table:table-cell>
              <table:table-cell office:value-type="float" office:value="8.157245">
                <text:p>8.157245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6.810833">
                <text:p>16.810833</text:p>
              </table:table-cell>
              <table:table-cell office:value-type="float" office:value="4.840081">
                <text:p>4.840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96cm" svg:height="6.323cm" xlink:href=".." xlink:type="simple" chart:class="chart:bar" chart:style-name="ch1">
        <chart:title svg:x="3.987cm" svg:y="0.262cm" chart:style-name="ch2">
          <text:p>clang -o3: no polly v.s. polly</text:p>
        </chart:title>
        <chart:legend chart:legend-position="end" svg:x="11.406cm" svg:y="2.613cm" style:legend-expansion="high" chart:style-name="ch3"/>
        <chart:plot-area chart:style-name="ch4" table:cell-range-address="Sheet1.E1:Sheet1.G2" chart:data-source-has-labels="column" svg:x="1.284cm" svg:y="1.293cm" svg:width="9.576cm" svg:height="4.4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23cm" svg:y="1.293cm" svg:width="8.609cm" svg:height="3.8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:Sheet1.E2"/>
          </chart:axis>
          <chart:axis chart:dimension="y" chart:name="primary-y" chart:style-name="ch6">
            <chart:title svg:x="0.451cm" svg:y="4.121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:Sheet1.F2" chart:class="chart:bar">
            <chart:data-point chart:repeated="2"/>
          </chart:series>
          <chart:series chart:style-name="ch10" chart:values-cell-range-address="Sheet1.G1:Sheet1.G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jacobi-1d-imper</text:p>
                <draw:g>
                  <svg:desc>Sheet1.E1:Sheet1.E2</svg:desc>
                </draw:g>
              </table:table-cell>
              <table:table-cell office:value-type="float" office:value="0.044367">
                <text:p>0.044367</text:p>
                <draw:g>
                  <svg:desc>Sheet1.F1:Sheet1.F2</svg:desc>
                </draw:g>
              </table:table-cell>
              <table:table-cell office:value-type="float" office:value="0.032413">
                <text:p>0.032413</text:p>
                <draw:g>
                  <svg:desc>Sheet1.G1:Sheet1.G2</svg:desc>
                </draw:g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0.095648">
                <text:p>0.095648</text:p>
              </table:table-cell>
              <table:table-cell office:value-type="float" office:value="0.088147">
                <text:p>0.0881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2cm" svg:height="17.799cm" xlink:href=".." xlink:type="simple" chart:class="chart:bar" chart:style-name="ch1">
        <chart:title svg:x="9.749cm" svg:y="0.491cm" chart:style-name="ch2">
          <text:p>clang -o3: no polly v.s. polly</text:p>
        </chart:title>
        <chart:legend chart:legend-position="end" svg:x="22.93cm" svg:y="8.351cm" style:legend-expansion="high" chart:style-name="ch3"/>
        <chart:plot-area chart:style-name="ch4" table:cell-range-address="Sheet1.E15:Sheet1.G26" chart:data-source-has-labels="column" svg:x="1.515cm" svg:y="1.98cm" svg:width="20.407cm" svg:height="15.0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22cm" svg:y="2.016cm" svg:width="19.6cm" svg:height="13.9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E15:Sheet1.E26"/>
          </chart:axis>
          <chart:axis chart:dimension="y" chart:name="primary-y" chart:style-name="ch6">
            <chart:title svg:x="0.451cm" svg:y="10.088cm" chart:style-name="ch7">
              <text:p>second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Sheet1.F15:Sheet1.F26" chart:class="chart:bar">
            <chart:data-point chart:repeated="12"/>
          </chart:series>
          <chart:series chart:style-name="ch10" chart:values-cell-range-address="Sheet1.G15:Sheet1.G2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lu</text:p>
                <draw:g>
                  <svg:desc>Sheet1.E15:Sheet1.E26</svg:desc>
                </draw:g>
              </table:table-cell>
              <table:table-cell office:value-type="float" office:value="21.185694">
                <text:p>21.185694</text:p>
                <draw:g>
                  <svg:desc>Sheet1.F15:Sheet1.F26</svg:desc>
                </draw:g>
              </table:table-cell>
              <table:table-cell office:value-type="float" office:value="21.483047">
                <text:p>21.483047</text:p>
                <draw:g>
                  <svg:desc>Sheet1.G15:Sheet1.G26</svg:desc>
                </draw:g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23.247046">
                <text:p>23.247046</text:p>
              </table:table-cell>
              <table:table-cell office:value-type="float" office:value="23.657105">
                <text:p>23.657105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30.581192">
                <text:p>30.581192</text:p>
              </table:table-cell>
              <table:table-cell office:value-type="float" office:value="50.99148">
                <text:p>50.99148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35.723412">
                <text:p>35.723412</text:p>
              </table:table-cell>
              <table:table-cell office:value-type="float" office:value="54.825221">
                <text:p>54.825221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62.004363">
                <text:p>62.004363</text:p>
              </table:table-cell>
              <table:table-cell office:value-type="float" office:value="37.344749">
                <text:p>37.34474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63.647125">
                <text:p>63.647125</text:p>
              </table:table-cell>
              <table:table-cell office:value-type="float" office:value="15.790936">
                <text:p>15.790936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75.868337">
                <text:p>75.868337</text:p>
              </table:table-cell>
              <table:table-cell office:value-type="float" office:value="75.927289">
                <text:p>75.927289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29.565937">
                <text:p>129.565937</text:p>
              </table:table-cell>
              <table:table-cell office:value-type="float" office:value="82.622636">
                <text:p>82.622636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221.37683">
                <text:p>221.37683</text:p>
              </table:table-cell>
              <table:table-cell office:value-type="float" office:value="68.862869">
                <text:p>68.862869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292.761597">
                <text:p>292.761597</text:p>
              </table:table-cell>
              <table:table-cell office:value-type="float" office:value="287.981556">
                <text:p>287.981556</text:p>
              </table:table-cell>
            </table:table-row>
            <table:table-row>
              <table:table-cell office:value-type="string">
                <text:p>2mm</text:p>
              </table:table-cell>
              <table:table-cell office:value-type="float" office:value="441.030907">
                <text:p>441.030907</text:p>
              </table:table-cell>
              <table:table-cell office:value-type="float" office:value="138.353714">
                <text:p>138.353714</text:p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657.055415">
                <text:p>657.055415</text:p>
              </table:table-cell>
              <table:table-cell office:value-type="float" office:value="206.652214">
                <text:p>206.6522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447cm" svg:height="9cm" xlink:href=".." xlink:type="simple" chart:class="chart:bar" chart:style-name="ch1">
        <chart:title svg:x="16.277cm" svg:y="0.316cm" chart:style-name="ch2">
          <text:p>Effect of polly</text:p>
        </chart:title>
        <chart:subtitle svg:x="15.959cm" svg:y="1.275cm" chart:style-name="ch3">
          <text:p>Tile size 32 on BG2</text:p>
        </chart:subtitle>
        <chart:legend chart:legend-position="end" svg:x="33.157cm" svg:y="3.952cm" style:legend-expansion="high" chart:style-name="ch4"/>
        <chart:plot-area chart:style-name="ch5" table:cell-range-address="Sheet2.A4:Sheet2.A29 Sheet2.D3:Sheet2.E29" chart:data-source-has-labels="both" svg:x="1.719cm" svg:y="2.318cm" svg:width="30.022cm" svg:height="5.521cm">
          <chartooo:coordinate-region svg:x="2.446cm" svg:y="2.518cm" svg:width="29.295cm" svg:height="4.276cm"/>
          <chart:axis chart:dimension="x" chart:name="primary-x" chart:style-name="ch6" chartooo:axis-type="auto">
            <chartooo:date-scale/>
            <chart:title svg:x="14.649cm" svg:y="8.019cm" chart:style-name="ch7">
              <text:p>Benchmark polybench-c-3.2</text:p>
            </chart:title>
            <chart:categories table:cell-range-address="Sheet2.A4:Sheet2.A29"/>
          </chart:axis>
          <chart:axis chart:dimension="y" chart:name="primary-y" chart:style-name="ch8">
            <chart:title svg:x="0.451cm" svg:y="7.27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2.D4:Sheet2.D29" chart:label-cell-address="Sheet2.D3:Sheet2.D3" chart:class="chart:bar">
            <chart:data-point chart:style-name="ch12"/>
            <chart:data-point chart:repeated="25"/>
          </chart:series>
          <chart:series chart:style-name="ch13" chart:values-cell-range-address="Sheet2.E4:Sheet2.E29" chart:label-cell-address="Sheet2.E3:Sheet2.E3" chart:class="chart:bar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2.D3:Sheet2.D3</svg:desc>
                </draw:g>
              </table:table-cell>
              <table:table-cell office:value-type="string">
                <text:p>polly</text:p>
                <draw:g>
                  <svg:desc>Sheet2.E3:Sheet2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2.A4:Sheet2.A29</svg:desc>
                </draw:g>
              </table:table-cell>
              <table:table-cell office:value-type="float" office:value="1">
                <text:p>1</text:p>
                <draw:g>
                  <svg:desc>Sheet2.D4:Sheet2.D29</svg:desc>
                </draw:g>
              </table:table-cell>
              <table:table-cell office:value-type="float" office:value="1.84950962756722">
                <text:p>1.84950962756722</text:p>
                <draw:g>
                  <svg:desc>Sheet2.E4:Sheet2.E29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1.91110066359726">
                <text:p>1.91110066359726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946180378461086">
                <text:p>0.94618037846108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577496702627752">
                <text:p>0.577496702627752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0.994783948787861">
                <text:p>0.994783948787861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3.21234464278119">
                <text:p>3.21234464278119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0.935232309965523">
                <text:p>0.935232309965523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97128164028585">
                <text:p>0.997128164028585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45709976538934">
                <text:p>0.645709976538934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33078625980928">
                <text:p>3.33078625980928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0.979751676736323">
                <text:p>0.979751676736323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1.00307440627292">
                <text:p>1.00307440627292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1.80037739294519">
                <text:p>1.8003773929451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06792676976601">
                <text:p>1.06792676976601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054045905099">
                <text:p>1.02054045905099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0.843589743589743">
                <text:p>0.843589743589743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40814946938044">
                <text:p>2.40814946938044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68292961608775">
                <text:p>0.96829296160877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1.00053323853537">
                <text:p>1.00053323853537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1.11479557414654">
                <text:p>1.11479557414654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0.990521327014218">
                <text:p>0.990521327014218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24932101175756">
                <text:p>1.24932101175756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0.872183426740371">
                <text:p>0.872183426740371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04596479574892">
                <text:p>1.04596479574892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17175030064502">
                <text:p>1.17175030064502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1.01520792579037">
                <text:p>1.015207925790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426cm" svg:height="9cm" xlink:href=".." xlink:type="simple" chart:class="chart:bar" chart:style-name="ch1">
        <chart:title svg:x="17.267cm" svg:y="0.316cm" chart:style-name="ch2">
          <text:p>Effect of polly</text:p>
        </chart:title>
        <chart:subtitle svg:x="16.949cm" svg:y="1.275cm" chart:style-name="ch3">
          <text:p>Tile size 12 on BG2</text:p>
        </chart:subtitle>
        <chart:legend chart:legend-position="end" svg:x="35.136cm" svg:y="3.952cm" style:legend-expansion="high" chart:style-name="ch4"/>
        <chart:plot-area chart:style-name="ch5" table:cell-range-address="Sheet3.A4:Sheet3.A29 Sheet3.D3:Sheet3.E29" chart:data-source-has-labels="both" svg:x="1.759cm" svg:y="2.318cm" svg:width="31.881cm" svg:height="5.521cm">
          <chartooo:coordinate-region svg:x="2.486cm" svg:y="2.517cm" svg:width="31.154cm" svg:height="4.277cm"/>
          <chart:axis chart:dimension="x" chart:name="primary-x" chart:style-name="ch6" chartooo:axis-type="auto">
            <chartooo:date-scale/>
            <chart:title svg:x="15.631cm" svg:y="8.019cm" chart:style-name="ch7">
              <text:p>benchmark polybench-c-3.2</text:p>
            </chart:title>
            <chart:categories table:cell-range-address="Sheet3.A4:Sheet3.A29"/>
          </chart:axis>
          <chart:axis chart:dimension="y" chart:name="primary-y" chart:style-name="ch8">
            <chart:title svg:x="0.451cm" svg:y="7.31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3.D4:Sheet3.D29" chart:label-cell-address="Sheet3.D3:Sheet3.D3" chart:class="chart:bar">
            <chart:data-point chart:repeated="26"/>
          </chart:series>
          <chart:series chart:style-name="ch12" chart:values-cell-range-address="Sheet3.E4:Sheet3.E29" chart:label-cell-address="Sheet3.E3:Sheet3.E3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3.D3:Sheet3.D3</svg:desc>
                </draw:g>
              </table:table-cell>
              <table:table-cell office:value-type="string">
                <text:p>polly</text:p>
                <draw:g>
                  <svg:desc>Sheet3.E3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3.A4:Sheet3.A29</svg:desc>
                </draw:g>
              </table:table-cell>
              <table:table-cell office:value-type="float" office:value="1">
                <text:p>1</text:p>
                <draw:g>
                  <svg:desc>Sheet3.D4:Sheet3.D29</svg:desc>
                </draw:g>
              </table:table-cell>
              <table:table-cell office:value-type="float" office:value="2.46030916746059">
                <text:p>2.46030916746059</text:p>
                <draw:g>
                  <svg:desc>Sheet3.E4:Sheet3.E29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2.5681068912933">
                <text:p>2.5681068912933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941011441313009">
                <text:p>0.941011441313009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565799059540367">
                <text:p>0.565799059540367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0.971289650382033">
                <text:p>0.971289650382033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2.92833270348762">
                <text:p>2.92833270348762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0.979759833665719">
                <text:p>0.979759833665719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98929765886287">
                <text:p>0.998929765886287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9419615661516">
                <text:p>0.639419615661516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63195529587608">
                <text:p>3.63195529587608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0.95556914021715">
                <text:p>0.95556914021715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1.00052146461087">
                <text:p>1.00052146461087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2.28079378242339">
                <text:p>2.28079378242339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04710408651347">
                <text:p>1.04710408651347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0.985775248933144">
                <text:p>0.985775248933144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0.830808080808081">
                <text:p>0.830808080808081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24840027695562">
                <text:p>2.24840027695562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59791300402654">
                <text:p>0.959791300402654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1.01324679943101">
                <text:p>1.01324679943101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1.09188457474908">
                <text:p>1.09188457474908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0.991686460807601">
                <text:p>0.991686460807601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2782520100113">
                <text:p>1.2782520100113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0174921398466">
                <text:p>1.00174921398466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1957116054677">
                <text:p>1.1957116054677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25103170412095">
                <text:p>1.25103170412095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1.01438349682995">
                <text:p>1.014383496829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06cm" svg:height="9cm" xlink:href=".." xlink:type="simple" chart:class="chart:bar" chart:style-name="ch1">
        <chart:title svg:x="15.107cm" svg:y="0.316cm" chart:style-name="ch2">
          <text:p>Effect of polly</text:p>
        </chart:title>
        <chart:subtitle svg:x="14.847cm" svg:y="1.275cm" chart:style-name="ch3">
          <text:p>Tile size 32 on BG2</text:p>
        </chart:subtitle>
        <chart:legend chart:legend-position="end" svg:x="30.816cm" svg:y="3.952cm" style:legend-expansion="high" chart:style-name="ch4"/>
        <chart:plot-area chart:style-name="ch5" table:cell-range-address="Sheet2.A35:Sheet2.A61 Sheet2.D35:Sheet2.E61" chart:data-source-has-labels="both" svg:x="1.673cm" svg:y="2.318cm" svg:width="27.819cm" svg:height="5.521cm">
          <chartooo:coordinate-region svg:x="2.4cm" svg:y="2.517cm" svg:width="27.092cm" svg:height="4.277cm"/>
          <chart:axis chart:dimension="x" chart:name="primary-x" chart:style-name="ch6" chartooo:axis-type="auto">
            <chartooo:date-scale/>
            <chart:title svg:x="13.501cm" svg:y="8.019cm" chart:style-name="ch7">
              <text:p>Benchmark polybench-c-3.2</text:p>
            </chart:title>
            <chart:categories table:cell-range-address="Sheet2.A36:Sheet2.A61"/>
          </chart:axis>
          <chart:axis chart:dimension="y" chart:name="primary-y" chart:style-name="ch8">
            <chart:title svg:x="0.451cm" svg:y="7.27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2.D36:Sheet2.D61" chart:label-cell-address="Sheet2.D35:Sheet2.D35" chart:class="chart:bar">
            <chart:data-point chart:repeated="26"/>
          </chart:series>
          <chart:series chart:style-name="ch12" chart:values-cell-range-address="Sheet2.E36:Sheet2.E61" chart:label-cell-address="Sheet2.E35:Sheet2.E35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2.D35:Sheet2.D35</svg:desc>
                </draw:g>
              </table:table-cell>
              <table:table-cell office:value-type="string">
                <text:p>polly</text:p>
                <draw:g>
                  <svg:desc>Sheet2.E35:Sheet2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2.A36:Sheet2.A61</svg:desc>
                </draw:g>
              </table:table-cell>
              <table:table-cell office:value-type="float" office:value="1">
                <text:p>1</text:p>
                <draw:g>
                  <svg:desc>Sheet2.D36:Sheet2.D61</svg:desc>
                </draw:g>
              </table:table-cell>
              <table:table-cell office:value-type="float" office:value="3.21693035183876">
                <text:p>3.21693035183876</text:p>
                <draw:g>
                  <svg:desc>Sheet2.E36:Sheet2.E61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19026527694954">
                <text:p>3.19026527694954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669826887743836">
                <text:p>0.669826887743836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620957840566035">
                <text:p>0.620957840566035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11142716638049">
                <text:p>1.11142716638049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4.04715644685815">
                <text:p>4.04715644685815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1.84154761221485">
                <text:p>1.84154761221485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13199277675491">
                <text:p>0.913199277675491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33001395456782">
                <text:p>0.633001395456782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706492145147">
                <text:p>3.47706492145147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1.02815347816136">
                <text:p>1.02815347816136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0.999488989314791">
                <text:p>0.999488989314791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22123042815215">
                <text:p>3.22123042815215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86360927480519">
                <text:p>1.86360927480519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1.02547920246622">
                <text:p>1.02547920246622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37119105012671">
                <text:p>1.37119105012671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50712838081129">
                <text:p>2.50712838081129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85366891587911">
                <text:p>0.985366891587911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79552860725224">
                <text:p>0.979552860725224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37485660331402">
                <text:p>2.37485660331402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846094512126">
                <text:p>1.0846094512126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36080622606939">
                <text:p>1.36080622606939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1.0121078617608">
                <text:p>1.0121078617608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8086565488172">
                <text:p>1.58086565488172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5631035113245">
                <text:p>1.65631035113245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603034134981209">
                <text:p>0.6030341349812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graphic-properties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82cm" svg:height="8.979cm" xlink:href=".." xlink:type="simple" chart:class="chart:bar" chart:style-name="ch1">
        <chart:title svg:x="14.964cm" svg:y="0.315cm" chart:style-name="ch2">
          <text:p>Effect of polly</text:p>
        </chart:title>
        <chart:subtitle svg:x="14.646cm" svg:y="1.273cm" chart:style-name="ch3">
          <text:p>Tile size 12 on BG2</text:p>
        </chart:subtitle>
        <chart:legend chart:legend-position="end" svg:x="30.53cm" svg:y="3.941cm" style:legend-expansion="high" chart:style-name="ch4"/>
        <chart:plot-area chart:style-name="ch5" table:cell-range-address="Sheet3.A35:Sheet3.A61 Sheet3.D35:Sheet3.E61" chart:data-source-has-labels="both" svg:x="1.667cm" svg:y="2.314cm" svg:width="27.551cm" svg:height="5.505cm">
          <chartooo:coordinate-region svg:x="2.394cm" svg:y="2.513cm" svg:width="26.824cm" svg:height="4.261cm"/>
          <chart:axis chart:dimension="x" chart:name="primary-x" chart:style-name="ch6" chartooo:axis-type="auto">
            <chartooo:date-scale/>
            <chart:title svg:x="13.361cm" svg:y="7.998cm" chart:style-name="ch7">
              <text:p>Benchmark polybench-c-3.2</text:p>
            </chart:title>
            <chart:categories table:cell-range-address="Sheet3.A36:Sheet3.A61"/>
          </chart:axis>
          <chart:axis chart:dimension="y" chart:name="primary-y" chart:style-name="ch8">
            <chart:title svg:x="0.451cm" svg:y="7.266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3.D36:Sheet3.D61" chart:label-cell-address="Sheet3.D35:Sheet3.D35" chart:class="chart:bar">
            <chart:data-point chart:style-name="ch12"/>
            <chart:data-point chart:repeated="25"/>
          </chart:series>
          <chart:series chart:style-name="ch13" chart:values-cell-range-address="Sheet3.E36:Sheet3.E61" chart:label-cell-address="Sheet3.E35:Sheet3.E35" chart:class="chart:bar">
            <chart:data-point chart:repeated="2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ng -O3</text:p>
                <draw:g>
                  <svg:desc>Sheet3.D35:Sheet3.D35</svg:desc>
                </draw:g>
              </table:table-cell>
              <table:table-cell office:value-type="string">
                <text:p>polly</text:p>
                <draw:g>
                  <svg:desc>Sheet3.E35:Sheet3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mm</text:p>
                <draw:g>
                  <svg:desc>Sheet3.A36:Sheet3.A61</svg:desc>
                </draw:g>
              </table:table-cell>
              <table:table-cell office:value-type="float" office:value="1">
                <text:p>1</text:p>
                <draw:g>
                  <svg:desc>Sheet3.D36:Sheet3.D61</svg:desc>
                </draw:g>
              </table:table-cell>
              <table:table-cell office:value-type="float" office:value="3.30592830525946">
                <text:p>3.30592830525946</text:p>
                <draw:g>
                  <svg:desc>Sheet3.E36:Sheet3.E61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">
                <text:p>1</text:p>
              </table:table-cell>
              <table:table-cell office:value-type="float" office:value="3.3208960031344">
                <text:p>3.3208960031344</text:p>
              </table:table-cell>
            </table:table-row>
            <table:table-row>
              <table:table-cell office:value-type="string">
                <text:p>adi</text:p>
              </table:table-cell>
              <table:table-cell office:value-type="float" office:value="1">
                <text:p>1</text:p>
              </table:table-cell>
              <table:table-cell office:value-type="float" office:value="0.81387650081937">
                <text:p>0.81387650081937</text:p>
              </table:table-cell>
            </table:table-row>
            <table:table-row>
              <table:table-cell office:value-type="string">
                <text:p>atax</text:p>
              </table:table-cell>
              <table:table-cell office:value-type="float" office:value="1">
                <text:p>1</text:p>
              </table:table-cell>
              <table:table-cell office:value-type="float" office:value="0.59384406658582">
                <text:p>0.59384406658582</text:p>
              </table:table-cell>
            </table:table-row>
            <table:table-row>
              <table:table-cell office:value-type="string">
                <text:p>bicg</text:p>
              </table:table-cell>
              <table:table-cell office:value-type="float" office:value="1">
                <text:p>1</text:p>
              </table:table-cell>
              <table:table-cell office:value-type="float" office:value="1.07664740762587">
                <text:p>1.07664740762587</text:p>
              </table:table-cell>
            </table:table-row>
            <table:table-row>
              <table:table-cell office:value-type="string">
                <text:p>covariance</text:p>
              </table:table-cell>
              <table:table-cell office:value-type="float" office:value="1">
                <text:p>1</text:p>
              </table:table-cell>
              <table:table-cell office:value-type="float" office:value="3.66927509471278">
                <text:p>3.66927509471278</text:p>
              </table:table-cell>
            </table:table-row>
            <table:table-row>
              <table:table-cell office:value-type="string">
                <text:p>doitgen</text:p>
              </table:table-cell>
              <table:table-cell office:value-type="float" office:value="1">
                <text:p>1</text:p>
              </table:table-cell>
              <table:table-cell office:value-type="float" office:value="2.42298587662693">
                <text:p>2.42298587662693</text:p>
              </table:table-cell>
            </table:table-row>
            <table:table-row>
              <table:table-cell office:value-type="string">
                <text:p>durbin</text:p>
              </table:table-cell>
              <table:table-cell office:value-type="float" office:value="1">
                <text:p>1</text:p>
              </table:table-cell>
              <table:table-cell office:value-type="float" office:value="0.930083317098669">
                <text:p>0.930083317098669</text:p>
              </table:table-cell>
            </table:table-row>
            <table:table-row>
              <table:table-cell office:value-type="string">
                <text:p>dynprog</text:p>
              </table:table-cell>
              <table:table-cell office:value-type="float" office:value="1">
                <text:p>1</text:p>
              </table:table-cell>
              <table:table-cell office:value-type="float" office:value="0.627188104068222">
                <text:p>0.627188104068222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">
                <text:p>1</text:p>
              </table:table-cell>
              <table:table-cell office:value-type="float" office:value="3.47368919326974">
                <text:p>3.47368919326974</text:p>
              </table:table-cell>
            </table:table-row>
            <table:table-row>
              <table:table-cell office:value-type="string">
                <text:p>fdtd-apml</text:p>
              </table:table-cell>
              <table:table-cell office:value-type="float" office:value="1">
                <text:p>1</text:p>
              </table:table-cell>
              <table:table-cell office:value-type="float" office:value="0.980299331011894">
                <text:p>0.980299331011894</text:p>
              </table:table-cell>
            </table:table-row>
            <table:table-row>
              <table:table-cell office:value-type="string">
                <text:p>floyd-warshall</text:p>
              </table:table-cell>
              <table:table-cell office:value-type="float" office:value="1">
                <text:p>1</text:p>
              </table:table-cell>
              <table:table-cell office:value-type="float" office:value="1.00004104296605">
                <text:p>1.00004104296605</text:p>
              </table:table-cell>
            </table:table-row>
            <table:table-row>
              <table:table-cell office:value-type="string">
                <text:p>gemm</text:p>
              </table:table-cell>
              <table:table-cell office:value-type="float" office:value="1">
                <text:p>1</text:p>
              </table:table-cell>
              <table:table-cell office:value-type="float" office:value="3.30478068139294">
                <text:p>3.30478068139294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">
                <text:p>1</text:p>
              </table:table-cell>
              <table:table-cell office:value-type="float" office:value="1.79383143838496">
                <text:p>1.79383143838496</text:p>
              </table:table-cell>
            </table:table-row>
            <table:table-row>
              <table:table-cell office:value-type="string">
                <text:p>gesummv</text:p>
              </table:table-cell>
              <table:table-cell office:value-type="float" office:value="1">
                <text:p>1</text:p>
              </table:table-cell>
              <table:table-cell office:value-type="float" office:value="0.995177463753964">
                <text:p>0.995177463753964</text:p>
              </table:table-cell>
            </table:table-row>
            <table:table-row>
              <table:table-cell office:value-type="string">
                <text:p>jacobi-1d-imper</text:p>
              </table:table-cell>
              <table:table-cell office:value-type="float" office:value="1">
                <text:p>1</text:p>
              </table:table-cell>
              <table:table-cell office:value-type="float" office:value="1.29262323738492">
                <text:p>1.29262323738492</text:p>
              </table:table-cell>
            </table:table-row>
            <table:table-row>
              <table:table-cell office:value-type="string">
                <text:p>jacobi-2d-imper</text:p>
              </table:table-cell>
              <table:table-cell office:value-type="float" office:value="1">
                <text:p>1</text:p>
              </table:table-cell>
              <table:table-cell office:value-type="float" office:value="2.22674294239281">
                <text:p>2.22674294239281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">
                <text:p>1</text:p>
              </table:table-cell>
              <table:table-cell office:value-type="float" office:value="0.945406587781435">
                <text:p>0.945406587781435</text:p>
              </table:table-cell>
            </table:table-row>
            <table:table-row>
              <table:table-cell office:value-type="string">
                <text:p>ludcmp</text:p>
              </table:table-cell>
              <table:table-cell office:value-type="float" office:value="1">
                <text:p>1</text:p>
              </table:table-cell>
              <table:table-cell office:value-type="float" office:value="0.980129083971772">
                <text:p>0.980129083971772</text:p>
              </table:table-cell>
            </table:table-row>
            <table:table-row>
              <table:table-cell office:value-type="string">
                <text:p>mvt</text:p>
              </table:table-cell>
              <table:table-cell office:value-type="float" office:value="1">
                <text:p>1</text:p>
              </table:table-cell>
              <table:table-cell office:value-type="float" office:value="2.28035058075703">
                <text:p>2.28035058075703</text:p>
              </table:table-cell>
            </table:table-row>
            <table:table-row>
              <table:table-cell office:value-type="string">
                <text:p>reg_detect</text:p>
              </table:table-cell>
              <table:table-cell office:value-type="float" office:value="1">
                <text:p>1</text:p>
              </table:table-cell>
              <table:table-cell office:value-type="float" office:value="1.01474256238259">
                <text:p>1.01474256238259</text:p>
              </table:table-cell>
            </table:table-row>
            <table:table-row>
              <table:table-cell office:value-type="string">
                <text:p>seidel-2d</text:p>
              </table:table-cell>
              <table:table-cell office:value-type="float" office:value="1">
                <text:p>1</text:p>
              </table:table-cell>
              <table:table-cell office:value-type="float" office:value="1.2865655438418">
                <text:p>1.2865655438418</text:p>
              </table:table-cell>
            </table:table-row>
            <table:table-row>
              <table:table-cell office:value-type="string">
                <text:p>symm</text:p>
              </table:table-cell>
              <table:table-cell office:value-type="float" office:value="1">
                <text:p>1</text:p>
              </table:table-cell>
              <table:table-cell office:value-type="float" office:value="0.998738618654977">
                <text:p>0.998738618654977</text:p>
              </table:table-cell>
            </table:table-row>
            <table:table-row>
              <table:table-cell office:value-type="string">
                <text:p>syr2k</text:p>
              </table:table-cell>
              <table:table-cell office:value-type="float" office:value="1">
                <text:p>1</text:p>
              </table:table-cell>
              <table:table-cell office:value-type="float" office:value="1.52927390454133">
                <text:p>1.52927390454133</text:p>
              </table:table-cell>
            </table:table-row>
            <table:table-row>
              <table:table-cell office:value-type="string">
                <text:p>syrk</text:p>
              </table:table-cell>
              <table:table-cell office:value-type="float" office:value="1">
                <text:p>1</text:p>
              </table:table-cell>
              <table:table-cell office:value-type="float" office:value="1.61057028072729">
                <text:p>1.61057028072729</text:p>
              </table:table-cell>
            </table:table-row>
            <table:table-row>
              <table:table-cell office:value-type="string">
                <text:p>trmm</text:p>
              </table:table-cell>
              <table:table-cell office:value-type="float" office:value="1">
                <text:p>1</text:p>
              </table:table-cell>
              <table:table-cell office:value-type="float" office:value="0.599921550513871">
                <text:p>0.5999215505138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